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3" style:family="table" style:master-page-name="">
      <style:table-properties style:width="6.6931in" style:page-number="auto" fo:break-before="auto" fo:break-after="auto" table:align="left" fo:keep-with-next="auto"/>
    </style:style>
    <style:style style:name="Таблица3.A" style:family="table-column">
      <style:table-column-properties style:column-width="1.2736in"/>
    </style:style>
    <style:style style:name="Таблица3.B" style:family="table-column">
      <style:table-column-properties style:column-width="1.7396in"/>
    </style:style>
    <style:style style:name="Таблица3.C" style:family="table-column">
      <style:table-column-properties style:column-width="1.7438in"/>
    </style:style>
    <style:style style:name="Таблица3.D" style:family="table-column">
      <style:table-column-properties style:column-width="1.9361in"/>
    </style:style>
    <style:style style:name="Таблица3.A1" style:family="table-cell">
      <style:table-cell-properties style:vertical-align="middle" fo:padding-left="0.0194in" fo:padding-right="0.125in" fo:padding-top="0.1667in" fo:padding-bottom="0.1667in" fo:border="0.05pt solid #000000"/>
    </style:style>
    <style:style style:name="Таблица3.D1" style:family="table-cell">
      <style:table-cell-properties style:vertical-align="middle" fo:padding-left="0.0194in" fo:padding-right="0.0194in" fo:padding-top="0.1667in" fo:padding-bottom="0.1667in" fo:border="0.05pt solid #000000"/>
    </style:style>
    <style:style style:name="Таблица4" style:family="table" style:master-page-name="">
      <style:table-properties style:width="6.6931in" style:page-number="auto" fo:break-before="auto" fo:break-after="auto" table:align="left" fo:keep-with-next="auto"/>
    </style:style>
    <style:style style:name="Таблица4.A" style:family="table-column">
      <style:table-column-properties style:column-width="1.6354in"/>
    </style:style>
    <style:style style:name="Таблица4.B" style:family="table-column">
      <style:table-column-properties style:column-width="3.5153in"/>
    </style:style>
    <style:style style:name="Таблица4.C" style:family="table-column">
      <style:table-column-properties style:column-width="1.5424in"/>
    </style:style>
    <style:style style:name="Таблица4.A1" style:family="table-cell">
      <style:table-cell-properties style:vertical-align="middle" fo:padding-left="0.0194in" fo:padding-right="0.125in" fo:padding-top="0.1667in" fo:padding-bottom="0.1667in" fo:border="0.05pt solid #000000"/>
    </style:style>
    <style:style style:name="Таблица4.C1" style:family="table-cell">
      <style:table-cell-properties style:vertical-align="middle" fo:padding-left="0.0194in" fo:padding-right="0.0194in" fo:padding-top="0.1667in" fo:padding-bottom="0.1667in" fo:border="0.05pt solid #000000"/>
    </style:style>
    <style:style style:name="Таблица1" style:family="table" style:master-page-name="">
      <style:table-properties style:width="6.6931in" style:page-number="auto" fo:break-before="auto" fo:break-after="auto" table:align="left" fo:keep-with-next="auto"/>
    </style:style>
    <style:style style:name="Таблица1.A" style:family="table-column">
      <style:table-column-properties style:column-width="3.4674in"/>
    </style:style>
    <style:style style:name="Таблица1.B" style:family="table-column">
      <style:table-column-properties style:column-width="1.6431in"/>
    </style:style>
    <style:style style:name="Таблица1.C" style:family="table-column">
      <style:table-column-properties style:column-width="1.5826in"/>
    </style:style>
    <style:style style:name="Таблица1.A1" style:family="table-cell">
      <style:table-cell-properties style:vertical-align="middle" fo:padding-left="0.0194in" fo:padding-right="0.125in" fo:padding-top="0.1667in" fo:padding-bottom="0.1667in" fo:border="0.05pt solid #000000"/>
    </style:style>
    <style:style style:name="Таблица1.C1" style:family="table-cell">
      <style:table-cell-properties style:vertical-align="middle" fo:padding-left="0.0194in" fo:padding-right="0.0194in" fo:padding-top="0.1667in" fo:padding-bottom="0.1667in" fo:border="0.05pt solid #000000"/>
    </style:style>
    <style:style style:name="Таблица2" style:family="table" style:master-page-name="">
      <style:table-properties style:width="6.6931in" style:page-number="auto" fo:break-before="auto" fo:break-after="auto" table:align="left" fo:keep-with-next="auto"/>
    </style:style>
    <style:style style:name="Таблица2.A" style:family="table-column">
      <style:table-column-properties style:column-width="2.4132in"/>
    </style:style>
    <style:style style:name="Таблица2.B" style:family="table-column">
      <style:table-column-properties style:column-width="1.4472in"/>
    </style:style>
    <style:style style:name="Таблица2.C" style:family="table-column">
      <style:table-column-properties style:column-width="2.8326in"/>
    </style:style>
    <style:style style:name="Таблица2.A1" style:family="table-cell">
      <style:table-cell-properties style:vertical-align="middle" fo:padding-left="0.0194in" fo:padding-right="0.125in" fo:padding-top="0.1667in" fo:padding-bottom="0.1667in" fo:border="0.05pt solid #000000"/>
    </style:style>
    <style:style style:name="Таблица2.C1" style:family="table-cell">
      <style:table-cell-properties style:vertical-align="middle" fo:padding-left="0.0194in" fo:padding-right="0.0194in" fo:padding-top="0.1667in" fo:padding-bottom="0.1667in" fo:border="0.05pt solid #000000"/>
    </style:style>
    <style:style style:name="P1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2" style:family="paragraph" style:parent-style-name="Text_20_body" style:master-page-name="">
      <style:paragraph-properties fo:margin-left="0in" fo:margin-right="0in" fo:margin-top="0in" fo:margin-bottom="0.1043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/>
    </style:style>
    <style:style style:name="P3" style:family="paragraph" style:parent-style-name="Heading_20_3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"/>
    </style:style>
    <style:style style:name="P4" style:family="paragraph" style:parent-style-name="Text_20_body" style:list-style-name="L1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/>
    </style:style>
    <style:style style:name="P5" style:family="paragraph" style:parent-style-name="Text_20_body" style:list-style-name="L1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6" style:family="paragraph" style:parent-style-name="Text_20_body" style:list-style-name="L2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/>
    </style:style>
    <style:style style:name="P7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/>
    </style:style>
    <style:style style:name="P8" style:family="paragraph" style:parent-style-name="Text_20_body" style:list-style-name="L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/>
    </style:style>
    <style:style style:name="P9" style:family="paragraph" style:parent-style-name="Text_20_body" style:list-style-name="L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10" style:family="paragraph" style:parent-style-name="Text_20_body" style:list-style-name="L4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/>
    </style:style>
    <style:style style:name="P11" style:family="paragraph" style:parent-style-name="Horizontal_20_Line">
      <style:paragraph-properties fo:margin-top="0in" fo:margin-bottom="0in" style:contextual-spacing="false" fo:line-height="115%"/>
    </style:style>
    <style:style style:name="P12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13" style:family="paragraph" style:parent-style-name="Text_20_body" style:list-style-name="L5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/>
    </style:style>
    <style:style style:name="P14" style:family="paragraph" style:parent-style-name="Text_20_body" style:list-style-name="L5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04d0b1" officeooo:paragraph-rsid="0004d0b1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1f1f1f" loext:opacity="100%" style:font-name="Google Sans Text" officeooo:rsid="0004d0b1" officeooo:paragraph-rsid="0004d0b1"/>
    </style:style>
    <style:style style:name="P17" style:family="paragraph" style:parent-style-name="Heading_20_3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" officeooo:rsid="0004d0b1"/>
    </style:style>
    <style:style style:name="P18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rsid="0004d0b1"/>
    </style:style>
    <style:style style:name="P19" style:family="paragraph" style:parent-style-name="Text_20_body" style:list-style-name="L6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20" style:family="paragraph" style:parent-style-name="Text_20_body" style:list-style-name="L6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rsid="0004d0b1"/>
    </style:style>
    <style:style style:name="P21" style:family="paragraph" style:parent-style-name="Text_20_body" style:master-page-name="">
      <style:paragraph-properties fo:margin-left="0in" fo:margin-right="0in" fo:margin-top="0in" fo:margin-bottom="0.1043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22" style:family="paragraph" style:parent-style-name="Text_20_body" style:list-style-name="L7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23" style:family="paragraph" style:parent-style-name="Text_20_body" style:list-style-name="L8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24" style:family="paragraph" style:parent-style-name="Text_20_body" style:list-style-name="L8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rsid="0004d0b1"/>
    </style:style>
    <style:style style:name="P25" style:family="paragraph" style:parent-style-name="Text_20_body" style:list-style-name="L9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26" style:family="paragraph" style:parent-style-name="Text_20_body" style:list-style-name="L10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rsid="0004d0b1"/>
    </style:style>
    <style:style style:name="P27" style:family="paragraph" style:parent-style-name="Text_20_body" style:list-style-name="L10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28" style:family="paragraph" style:parent-style-name="Text_20_body" style:list-style-name="L11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rsid="0004d0b1"/>
    </style:style>
    <style:style style:name="P29" style:family="paragraph" style:parent-style-name="Text_20_body" style:list-style-name="L11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30" style:family="paragraph" style:parent-style-name="Horizontal_20_Line">
      <style:paragraph-properties fo:margin-top="0in" fo:margin-bottom="0in" style:contextual-spacing="false" fo:line-height="115%"/>
      <style:text-properties officeooo:rsid="0004d0b1"/>
    </style:style>
    <style:style style:name="P31" style:family="paragraph" style:parent-style-name="Text_20_body" style:list-style-name="L12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32" style:family="paragraph" style:parent-style-name="Text_20_body" style:master-page-name="">
      <style:paragraph-properties fo:margin-left="0in" fo:margin-right="0in" fo:margin-top="0in" fo:margin-bottom="0in" style:contextual-spacing="false" fo:text-indent="0in" style:auto-text-indent="false" style:page-number="auto" fo:break-before="auto" fo:break-after="auto"/>
      <style:text-properties officeooo:rsid="0004d0b1" officeooo:paragraph-rsid="0004d0b1"/>
    </style:style>
    <style:style style:name="P33" style:family="paragraph" style:parent-style-name="Text_20_body" style:master-page-name="">
      <style:paragraph-properties fo:margin-left="0in" fo:margin-right="0in" fo:margin-top="0in" fo:margin-bottom="0in" style:contextual-spacing="false" fo:text-indent="0in" style:auto-text-indent="false" style:page-number="auto" fo:break-before="auto" fo:break-after="auto"/>
      <style:text-properties fo:color="#1f1f1f" loext:opacity="100%" style:font-name="Google Sans Text" officeooo:rsid="0004d0b1" officeooo:paragraph-rsid="0004d0b1"/>
    </style:style>
    <style:style style:name="P34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style="italic" officeooo:rsid="0004d0b1" loext:padding="0in" loext:border="none"/>
    </style:style>
    <style:style style:name="P35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</style:style>
    <style:style style:name="P36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fo:font-weight="bold" loext:padding="0in" loext:border="none"/>
    </style:style>
    <style:style style:name="P37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loext:padding="0in" loext:border="none"/>
    </style:style>
    <style:style style:name="P38" style:family="paragraph" style:parent-style-name="Text_20_body" style:list-style-name="L1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39" style:family="paragraph" style:parent-style-name="Text_20_body" style:list-style-name="L1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rsid="0004d0b1"/>
    </style:style>
    <style:style style:name="P40" style:family="paragraph" style:parent-style-name="Text_20_body" style:list-style-name="L14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41" style:family="paragraph" style:parent-style-name="Text_20_body" style:list-style-name="L14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rsid="0004d0b1"/>
    </style:style>
    <style:style style:name="P42" style:family="paragraph" style:parent-style-name="Text_20_body" style:list-style-name="L15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43" style:family="paragraph" style:parent-style-name="Text_20_body" style:list-style-name="L15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rsid="0004d0b1"/>
    </style:style>
    <style:style style:name="P44" style:family="paragraph" style:parent-style-name="Text_20_body" style:list-style-name="L16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rsid="0004d0b1"/>
    </style:style>
    <style:style style:name="P45" style:family="paragraph" style:parent-style-name="Text_20_body" style:list-style-name="L16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46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47" style:family="paragraph" style:parent-style-name="Text_20_body" style:list-style-name="L17" style:master-page-name="">
      <style:paragraph-properties fo:margin-left="0in" fo:margin-right="0in" fo:margin-top="0in" fo:margin-bottom="0.1043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48" style:family="paragraph" style:parent-style-name="Text_20_body" style:list-style-name="L17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49" style:family="paragraph" style:parent-style-name="Heading_20_1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" officeooo:rsid="0004d0b1"/>
    </style:style>
    <style:style style:name="P50" style:family="paragraph" style:parent-style-name="Heading_20_2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" officeooo:rsid="0004d0b1"/>
    </style:style>
    <style:style style:name="P51" style:family="paragraph" style:parent-style-name="Text_20_body" style:list-style-name="L18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52" style:family="paragraph" style:parent-style-name="Text_20_body" style:list-style-name="L19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weight="bold" officeooo:rsid="0004d0b1" loext:padding="0in" loext:border="none"/>
    </style:style>
    <style:style style:name="P53" style:family="paragraph" style:parent-style-name="Text_20_body" style:list-style-name="L19" style:master-page-name="">
      <style:paragraph-properties fo:margin-left="0in" fo:margin-right="0in" fo:margin-top="0in" fo:margin-bottom="0.1043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54" style:family="paragraph" style:parent-style-name="Text_20_body" style:list-style-name="L19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55" style:family="paragraph" style:parent-style-name="Text_20_body" style:list-style-name="L20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56" style:family="paragraph" style:parent-style-name="Text_20_body" style:list-style-name="L20" style:master-page-name="">
      <style:paragraph-properties fo:margin-left="0in" fo:margin-right="0in" fo:margin-top="0in" fo:margin-bottom="0.1043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57" style:family="paragraph" style:parent-style-name="Text_20_body" style:list-style-name="L21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58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weight="bold" officeooo:rsid="0004d0b1" loext:padding="0in" loext:border="none"/>
    </style:style>
    <style:style style:name="P59" style:family="paragraph" style:parent-style-name="Text_20_body" style:list-style-name="L22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60" style:family="paragraph" style:parent-style-name="Text_20_body" style:list-style-name="L2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61" style:family="paragraph" style:parent-style-name="Text_20_body" style:list-style-name="L24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rsid="0004d0b1"/>
    </style:style>
    <style:style style:name="P62" style:family="paragraph" style:parent-style-name="Text_20_body" style:list-style-name="L24" style:master-page-name="">
      <style:paragraph-properties fo:margin-left="0in" fo:margin-right="0in" fo:margin-top="0in" fo:margin-bottom="0.1043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63" style:family="paragraph" style:parent-style-name="Text_20_body" style:list-style-name="L24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64" style:family="paragraph" style:parent-style-name="Text_20_body" style:list-style-name="L25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65" style:family="paragraph" style:parent-style-name="Text_20_body" style:list-style-name="L26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66" style:family="paragraph" style:parent-style-name="Text_20_body" style:list-style-name="L27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67" style:family="paragraph" style:parent-style-name="Text_20_body" style:list-style-name="L28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68" style:family="paragraph" style:parent-style-name="Text_20_body" style:list-style-name="L29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69" style:family="paragraph" style:parent-style-name="Text_20_body" style:list-style-name="L30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70" style:family="paragraph" style:parent-style-name="Text_20_body" style:list-style-name="L31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71" style:family="paragraph" style:parent-style-name="Text_20_body" style:list-style-name="L32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72" style:family="paragraph" style:parent-style-name="Text_20_body" style:list-style-name="L3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weight="bold" officeooo:rsid="0004d0b1" loext:padding="0in" loext:border="none"/>
    </style:style>
    <style:style style:name="P73" style:family="paragraph" style:parent-style-name="Text_20_body" style:list-style-name="L3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74" style:family="paragraph" style:parent-style-name="Text_20_body" style:list-style-name="L3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rsid="0004d0b1"/>
    </style:style>
    <style:style style:name="P75" style:family="paragraph" style:parent-style-name="Text_20_body" style:list-style-name="L34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weight="bold" officeooo:rsid="0004d0b1" loext:padding="0in" loext:border="none"/>
    </style:style>
    <style:style style:name="P76" style:family="paragraph" style:parent-style-name="Text_20_body" style:list-style-name="L34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77" style:family="paragraph" style:parent-style-name="Text_20_body" style:list-style-name="L35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weight="bold" officeooo:rsid="0004d0b1" loext:padding="0in" loext:border="none"/>
    </style:style>
    <style:style style:name="P78" style:family="paragraph" style:parent-style-name="Text_20_body" style:list-style-name="L35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79" style:family="paragraph" style:parent-style-name="Text_20_body" style:list-style-name="L35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rsid="0004d0b1"/>
    </style:style>
    <style:style style:name="P80" style:family="paragraph" style:parent-style-name="Text_20_body" style:list-style-name="L36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weight="bold" officeooo:rsid="0004d0b1" loext:padding="0in" loext:border="none"/>
    </style:style>
    <style:style style:name="P81" style:family="paragraph" style:parent-style-name="Text_20_body" style:list-style-name="L36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82" style:family="paragraph" style:parent-style-name="Text_20_body" style:list-style-name="L37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weight="bold" officeooo:rsid="0004d0b1" loext:padding="0in" loext:border="none"/>
    </style:style>
    <style:style style:name="P83" style:family="paragraph" style:parent-style-name="Text_20_body" style:list-style-name="L37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84" style:family="paragraph" style:parent-style-name="Text_20_body" style:list-style-name="L37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rsid="0004d0b1"/>
    </style:style>
    <style:style style:name="P85" style:family="paragraph" style:parent-style-name="Text_20_body" style:list-style-name="L38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weight="bold" officeooo:rsid="0004d0b1" loext:padding="0in" loext:border="none"/>
    </style:style>
    <style:style style:name="P86" style:family="paragraph" style:parent-style-name="Text_20_body" style:list-style-name="L38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rsid="0004d0b1"/>
    </style:style>
    <style:style style:name="P87" style:family="paragraph" style:parent-style-name="Text_20_body" style:list-style-name="L38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88" style:family="paragraph" style:parent-style-name="Text_20_body" style:list-style-name="L39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89" style:family="paragraph" style:parent-style-name="Text_20_body" style:list-style-name="L40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90" style:family="paragraph" style:parent-style-name="Text_20_body" style:list-style-name="L40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rsid="0004d0b1"/>
    </style:style>
    <style:style style:name="P91" style:family="paragraph" style:parent-style-name="Text_20_body" style:list-style-name="L41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92" style:family="paragraph" style:parent-style-name="Text_20_body" style:list-style-name="L42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93" style:family="paragraph" style:parent-style-name="Text_20_body" style:list-style-name="L42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rsid="0004d0b1"/>
    </style:style>
    <style:style style:name="P94" style:family="paragraph" style:parent-style-name="Text_20_body" style:list-style-name="L4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95" style:family="paragraph" style:parent-style-name="Text_20_body" style:list-style-name="L4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rsid="0004d0b1"/>
    </style:style>
    <style:style style:name="P96" style:family="paragraph" style:parent-style-name="Text_20_body" style:list-style-name="L44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97" style:family="paragraph" style:parent-style-name="Text_20_body" style:list-style-name="L44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rsid="0004d0b1"/>
    </style:style>
    <style:style style:name="P98" style:family="paragraph" style:parent-style-name="Text_20_body" style:list-style-name="L45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99" style:family="paragraph" style:parent-style-name="Text_20_body" style:list-style-name="L46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4d0b1"/>
    </style:style>
    <style:style style:name="P100" style:family="paragraph" style:parent-style-name="Text_20_body" style:list-style-name="L46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rsid="0004d0b1"/>
    </style:style>
    <style:style style:name="T1" style:family="text">
      <style:text-properties fo:color="#1f1f1f" loext:opacity="100%" style:font-name="Google Sans Text" loext:padding="0in" loext:border="none"/>
    </style:style>
    <style:style style:name="T2" style:family="text">
      <style:text-properties fo:color="#444746" loext:opacity="100%" style:font-name="Google Sans Text" loext:padding="0in" loext:border="none"/>
    </style:style>
    <style:style style:name="T3" style:family="text">
      <style:text-properties fo:font-weight="bold" loext:padding="0in" loext:border="none"/>
    </style:style>
    <style:style style:name="T4" style:family="text">
      <style:text-properties loext:padding="0in" loext:border="none"/>
    </style:style>
    <style:style style:name="T5" style:family="text">
      <style:text-properties fo:color="#1f1f1f" loext:opacity="100%" style:font-name="Google Sans Text" fo:font-weight="bold" loext:padding="0in" loext:border="none"/>
    </style:style>
    <style:style style:name="T6" style:family="text">
      <style:text-properties fo:color="#1f1f1f" loext:opacity="100%" style:font-name="Google Sans Text"/>
    </style:style>
    <style:style style:name="T7" style:family="text">
      <style:text-properties fo:font-style="italic" loext:padding="0in" loext:border="none"/>
    </style:style>
    <style:style style:name="T8" style:family="text">
      <style:text-properties fo:font-weight="bol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-rc_17bd6f23e7d01c1e-40"/><text:span text:style-name="T1">Конечно. Процесс, описанный в </text:span><text:span text:style-name="Source_20_Text"><text:span text:style-name="T2">workflaw.docx</text:span></text:span><text:span text:style-name="T1">, представляет собой классический цикл подготовки к тендеру в роли Генерального подрядчика. Для вашей системы АСД v11.0 на базе Mac Studio этот процесс можно детализировать, интегрировав автоматизацию через 18 MCP-инструментов, описанных в концепции.</text:span></text:p>
      <text:section text:style-name="Sect1" text:name="model-response-message-contentr_94d017433ba15f90">
        <text:p text:style-name="P2">Ниже представлен подробный пошаговый процесс (Workflow), разделенный на функциональные этапы:</text:p>
        <text:h text:style-name="P3" text:outline-level="3">Этап 1: Мониторинг и квалификационный отбор</text:h>
        <text:p text:style-name="P2">На этом этапе агент по закупкам фильтрует входящий поток тендеров.</text:p>
        <text:list text:style-name="L1">
          <text:list-item>
            <text:p text:style-name="P4"><text:bookmark text:name="p-rc_17bd6f23e7d01c1e-41"/><text:span text:style-name="T3">Ежедневный поиск</text:span><text:span text:style-name="T4">: Агент проверяет площадки (СБЕР, Госзакупки) на соответствие профилю компании: общестроительные, гидротехнические, шпунтовые работы и др.</text:span></text:p>
          </text:list-item>
          <text:list-item>
            <text:p text:style-name="P4"><text:span text:style-name="T3">Проверка лимитов (НМЦК)</text:span>:</text:p>
            <text:list>
              <text:list-item>
                <text:p text:style-name="P4"><text:bookmark text:name="p-rc_17bd6f23e7d01c1e-42"/><text:span text:style-name="T3">Правило</text:span><text:span text:style-name="T4">: Стоимость объекта не должна превышать более чем на 60% самый дорогой объект, успешно сданный компанией (подтверждается актом КС-11 и вводом в эксплуатацию).</text:span></text:p>
              </text:list-item>
              <text:list-item>
                <text:p text:style-name="P5"><text:bookmark text:name="p-rc_17bd6f23e7d01c1e-43"/><text:span text:style-name="T5">Роль АСД</text:span><text:span text:style-name="T1">: Модуль «Делопроизводитель» через инструмент </text:span><text:span text:style-name="Source_20_Text"><text:span text:style-name="T2">asd_register_document</text:span></text:span><text:span text:style-name="T1"> может хранить базу данных всех ранее выполненных КС-11 для мгновенной проверки этого лимита.</text:span></text:p>
              </text:list-item>
            </text:list>
          </text:list-item>
        </text:list>
        <text:h text:style-name="P3" text:outline-level="3">Этап 2: Сбор и структурирование данных</text:h>
        <text:p text:style-name="P2">После выбора подходящего объекта начинается работа с документацией.</text:p>
        <text:list text:style-name="L2">
          <text:list-item>
            <text:p text:style-name="P6"><text:bookmark text:name="p-rc_17bd6f23e7d01c1e-44"/><text:span text:style-name="T3">Загрузка данных</text:span><text:span text:style-name="T4">: Все файлы (включая архивы .zip, .rar) скачиваются в именную папку объекта внутри директории «ЗАКУПКИ».</text:span></text:p>
          </text:list-item>
          <text:list-item>
            <text:p text:style-name="P6"><text:bookmark text:name="p-rc_17bd6f23e7d01c1e-45"/><text:span text:style-name="T3">Первичная логистика</text:span><text:span text:style-name="T4">: Агент по логистике находит поставщиков по спецификации в Проектной Документации (ПД) и запрашивает коммерческие предложения (КП), выбирая три лучших по цене, срокам и качеству.</text:span></text:p>
          </text:list-item>
          <text:list-item>
            <text:p text:style-name="P6"><text:bookmark text:name="p-rc_17bd6f23e7d01c1e-46"/><text:span text:style-name="T3">Передача в работу</text:span><text:span text:style-name="T4">: Задача передается Руководителю проекта (РП), который распределяет её между узкими специалистами (Сметчик, ПТО, Юрист, Логист).</text:span></text:p>
          </text:list-item>
        </text:list>
        <text:h text:style-name="P3" text:outline-level="3">Этап 3: Комплексный анализ (Ядро АСД)</text:h>
        <text:p text:style-name="P7"><text:bookmark text:name="p-rc_17bd6f23e7d01c1e-47"/><text:span text:style-name="T4">Этот этап максимально автоматизируется средствами АСД v11.0.</text:span></text:p>
        <text:list text:style-name="L3">
          <text:list-item>
            <text:p text:style-name="P8"><text:span text:style-name="T3">Юридическая экспертиза</text:span>:</text:p>
            <text:list>
              <text:list-item>
                <text:p text:style-name="P8"><text:bookmark text:name="p-rc_17bd6f23e7d01c1e-48"/><text:span text:style-name="T3">Задача</text:span><text:span text:style-name="T4">: Поиск «кабальных» условий в проекте договора.</text:span></text:p>
              </text:list-item>
              <text:list-item>
                <text:p text:style-name="P9"><text:bookmark text:name="p-rc_17bd6f23e7d01c1e-49"/><text:span text:style-name="T5">Инструмент АСД</text:span><text:span text:style-name="T1">: </text:span><text:span text:style-name="Source_20_Text"><text:span text:style-name="T2">asd_analyze_contract</text:span></text:span><text:span text:style-name="T1"> проверяет договор по базе из 27 ловушек (БЛС).</text:span></text:p>
              </text:list-item>
            </text:list>
          </text:list-item>
          <text:list-item>
            <text:p text:style-name="P8"><text:span text:style-name="T3">Инженерный анализ (ПТО)</text:span>:</text:p>
            <text:list>
              <text:list-item>
                <text:p text:style-name="P8"><text:bookmark text:name="p-rc_17bd6f23e7d01c1e-50"/><text:soft-page-break/><text:span text:style-name="T3">Задача</text:span><text:span text:style-name="T4">: Проверка ПД на коллизии, несоответствия СП, СНиП, ГОСТ и поиск неучтенных объемов.</text:span></text:p>
              </text:list-item>
              <text:list-item>
                <text:p text:style-name="P9"><text:bookmark text:name="p-rc_17bd6f23e7d01c1e-51"/><text:span text:style-name="T5">Инструмент АСД</text:span><text:span text:style-name="T1">: </text:span><text:span text:style-name="Source_20_Text"><text:span text:style-name="T2">asd_pd_analysis</text:span></text:span><text:span text:style-name="T1"> проводит глубокий анализ тысяч страниц ПД (до 3.5–4 часов на Mac Studio).</text:span></text:p>
              </text:list-item>
            </text:list>
          </text:list-item>
          <text:list-item>
            <text:p text:style-name="P8"><text:span text:style-name="T3">Сметный аудит</text:span>:</text:p>
            <text:list>
              <text:list-item>
                <text:p text:style-name="P8"><text:bookmark text:name="p-rc_17bd6f23e7d01c1e-52"/><text:span text:style-name="T3">Задача</text:span><text:span text:style-name="T4">: Поиск ошибок в расчетах стоимости и сверка Ведомости объемов работ (ВОР) со сметой.</text:span></text:p>
              </text:list-item>
              <text:list-item>
                <text:p text:style-name="P9"><text:bookmark text:name="p-rc_17bd6f23e7d01c1e-53"/><text:span text:style-name="T5">Инструмент АСД</text:span><text:span text:style-name="T1">: </text:span><text:span text:style-name="Source_20_Text"><text:span text:style-name="T2">asd_estimate_compare</text:span></text:span><text:span text:style-name="T1"> сверяет ВОР с ЛСР.</text:span></text:p>
              </text:list-item>
            </text:list>
          </text:list-item>
        </text:list>
        <text:h text:style-name="P3" text:outline-level="3">Этап 4: Принятие решения и участие в торгах</text:h>
        <text:list text:style-name="L4">
          <text:list-item>
            <text:p text:style-name="P10"><text:bookmark text:name="p-rc_17bd6f23e7d01c1e-54"/><text:span text:style-name="T3">Заключение РП</text:span><text:span text:style-name="T4">: На основе анализа специалистов Руководитель проекта формирует итоговое заключение (положительное или отрицательное) для Заместителя генерального директора по строительству.</text:span></text:p>
          </text:list-item>
          <text:list-item>
            <text:p text:style-name="P10"><text:bookmark text:name="p-rc_17bd6f23e7d01c1e-55"/><text:span text:style-name="T3">Верификация</text:span><text:span text:style-name="T4">: Заместитель директора изучает заключение и принимает финальное решение о входе в торги.</text:span></text:p>
          </text:list-item>
          <text:list-item>
            <text:p text:style-name="P10"><text:bookmark text:name="p-rc_17bd6f23e7d01c1e-56"/><text:span text:style-name="T3">Гигиена данных</text:span><text:span text:style-name="T4">: Агент по закупкам следит за квотой папки «ЗАКУПКИ» (500 ГБ), удаляя данные по объектам с отрицательным заключением или завершенным торгам.</text:span></text:p>
          </text:list-item>
        </text:list>
        <text:h text:style-name="P3" text:outline-level="3">Этап 5: Реализация (в случае победы)</text:h>
        <text:p text:style-name="P7"><text:bookmark text:name="p-rc_17bd6f23e7d01c1e-57"/><text:span text:style-name="T4">Если заключение было положительным, Агент по логистике приступает к финальному подбору поставщиков критически важных материалов для данного профиля: шпунт (Л5-УМ), металл, бетон, арматура.</text:span></text:p>
        <text:p text:style-name="P11"/>
        <text:h text:style-name="P3" text:outline-level="3">Резюме для реализации в АСД:</text:h>
        <text:p text:style-name="P12"><text:span text:style-name="T6">Ваш процесс в </text:span><text:span text:style-name="Source_20_Text"><text:span text:style-name="T2">workflaw.docx</text:span></text:span><text:span text:style-name="T6"> идеально ложится на архитектуру v11.0.</text:span></text:p>
        <text:list text:style-name="L5">
          <text:list-item>
            <text:p text:style-name="P13"><text:bookmark text:name="p-rc_17bd6f23e7d01c1e-58"/><text:span text:style-name="T3">Hermes Agent</text:span><text:span text:style-name="T4"> выступает в роли «оркестратора» для Руководителя проекта.</text:span></text:p>
          </text:list-item>
          <text:list-item>
            <text:p text:style-name="P14"><text:bookmark text:name="p-rc_17bd6f23e7d01c1e-59"/><text:span text:style-name="T5">128GB Unified Memory</text:span><text:span text:style-name="T1"> позволят одновременно держать в памяти модели для анализа ПД (</text:span><text:span text:style-name="Source_20_Text"><text:span text:style-name="T2">gemma-4-31b</text:span></text:span><text:span text:style-name="T1">) и поиска по нормативной базе.</text:span></text:p>
          </text:list-item>
          <text:list-item>
            <text:p text:style-name="P13"><text:bookmark text:name="p-rc_17bd6f23e7d01c1e-60"/><text:span text:style-name="T3">Локальность</text:span><text:span text:style-name="T4"> гарантирует, что тендерная документация и ваши расчеты себестоимости не покинут Mac Studio.</text:span></text:p>
          </text:list-item>
        </text:list>
      </text:section>
      <text:p text:style-name="P15">---</text:p>
      <text:p text:style-name="P15">в документе workflaw.docx я попытался подробно (возможно недостаточно подробно) изложить процесс и задачи агентов. Я пока расписал только сценарий тендерной работы. </text:p>
      <text:p text:style-name="P15">а еще надо расписать полный процесс документооборота на всем жизненном цикле объекта строительства. Ты можешь это сделать с учетом наших прежних диалогов, понимания делопроизводства в строительстве?<text:line-break/>---</text:p>
      <text:p text:style-name="P16">Для создания полноценного Workflow (рабочего процесса) на всем жизненном цикле объекта строительства необходимо объединить задачи агентов (Юрист, ПТО, Сметчик, Делопроизводитель) в единую цепочку. С учетом архитектуры <text:soft-page-break/>системы v11.0 и мощностей Mac Studio, процесс можно разделить на шесть ключевых фаз.</text:p>
      <text:section text:style-name="Sect1" text:name="model-response-message-contentr_1a6a975d21ee8a50">
        <text:h text:style-name="P17" text:outline-level="3">Фаза 1: Тендер и входная экспертиза</text:h>
        <text:p text:style-name="P18"><text:span text:style-name="T6">Этот этап вы уже частично описали в </text:span><text:span text:style-name="Source_20_Text"><text:span text:style-name="T2">workflaw.docx</text:span></text:span><text:span text:style-name="T6">. Здесь главная задача — «фильтрация» рисков до подписания договора.</text:span></text:p>
        <text:list text:style-name="L6">
          <text:list-item>
            <text:p text:style-name="P19"><text:span text:style-name="T3">Делопроизводитель</text:span>: Регистрирует проект, скачивает ПД и проект договора.</text:p>
          </text:list-item>
          <text:list-item>
            <text:p text:style-name="P20"><text:span text:style-name="T5">Юрист</text:span><text:span text:style-name="T6">: Проверяет договор на «кабальные» условия (инструмент </text:span><text:span text:style-name="Source_20_Text"><text:span text:style-name="T2">asd_analyze_contract</text:span></text:span><text:span text:style-name="T6">).</text:span></text:p>
          </text:list-item>
          <text:list-item>
            <text:p text:style-name="P20"><text:span text:style-name="T5">ПТО</text:span><text:span text:style-name="T6">: Сверяет ведомости объемов работ (ВОР) с проектными чертежами (</text:span><text:span text:style-name="Source_20_Text"><text:span text:style-name="T2">asd_pd_analysis</text:span></text:span><text:span text:style-name="T6">).</text:span></text:p>
          </text:list-item>
          <text:list-item>
            <text:p text:style-name="P19"><text:span text:style-name="T3">Сметчик</text:span>: Проверяет адекватность НМЦК и рыночную стоимость материалов.</text:p>
            <text:p text:style-name="P19"><text:span text:style-name="T7">Результат</text:span>: Протокол целесообразности участия (Go/No-go).</text:p>
          </text:list-item>
        </text:list>
        <text:h text:style-name="P17" text:outline-level="3">Фаза 2: Мобилизация и входной контроль</text:h>
        <text:p text:style-name="P21">После победы в тендере начинается подготовка.</text:p>
        <text:list text:style-name="L7">
          <text:list-item>
            <text:p text:style-name="P22"><text:span text:style-name="T3">Делопроизводитель</text:span>: Создает структуру проекта в системе, заводит реестры входящей корреспонденции.</text:p>
          </text:list-item>
          <text:list-item>
            <text:p text:style-name="P22"><text:span text:style-name="T3">ПТО</text:span>: Проводит входной контроль полученной Рабочей Документации (РД). Если РД отличается от ПД в худшую сторону — готовит уведомление заказчику.</text:p>
          </text:list-item>
          <text:list-item>
            <text:p text:style-name="P22"><text:span text:style-name="T3">Логист + ПТО</text:span>: Оформляют Акты входного контроля на поступающие материалы (например, шпунт Л5-УМ). Система автоматически сверяет сертификаты с требованиями ГОСТ.</text:p>
          </text:list-item>
        </text:list>
        <text:h text:style-name="P17" text:outline-level="3">Фаза 3: Производство работ и Исполнительная Документация (ИД)</text:h>
        <text:p text:style-name="P21">Самый длительный этап, где критически важна синхронность.</text:p>
        <text:list text:style-name="L8">
          <text:list-item>
            <text:p text:style-name="P23"><text:span text:style-name="T3">Линейный персонал</text:span>: Ежедневно передает данные о выполненных объемах.</text:p>
          </text:list-item>
          <text:list-item>
            <text:p text:style-name="P24"><text:span text:style-name="T5">ПТО</text:span><text:span text:style-name="T6">: На основе данных формирует Акты освидетельствования скрытых работ (АОСР) через инструмент </text:span><text:span text:style-name="Source_20_Text"><text:span text:style-name="T2">asd_generate_act</text:span></text:span><text:span text:style-name="T6">.</text:span></text:p>
            <text:list>
              <text:list-item>
                <text:p text:style-name="P23"><text:span text:style-name="T7">Важно</text:span>: Система должна блокировать подписание АОСР, если в базе нет акта входного контроля на использованный материал.</text:p>
              </text:list-item>
            </text:list>
          </text:list-item>
          <text:list-item>
            <text:p text:style-name="P24"><text:span text:style-name="T5">Делопроизводитель</text:span><text:span text:style-name="T6">: Ведет реестр передачи ИД заказчику (</text:span><text:span text:style-name="Source_20_Text"><text:span text:style-name="T2">asd_prepare_shipment</text:span></text:span><text:span text:style-name="T6">), чтобы иметь доказательства своевременной сдачи документов.</text:span></text:p>
          </text:list-item>
        </text:list>
        <text:h text:style-name="P17" text:outline-level="3">Фаза 4: Управление изменениями и доп. работы</text:h>
        <text:p text:style-name="P21">Редкая стройка обходится без отклонений.</text:p>
        <text:list text:style-name="L9">
          <text:list-item>
            <text:p text:style-name="P25"><text:span text:style-name="T3">ПТО</text:span>: Фиксирует отклонение от проекта или неучтенный объем.</text:p>
          </text:list-item>
          <text:list-item>
            <text:p text:style-name="P25"><text:soft-page-break/><text:span text:style-name="T3">Юрист</text:span>: Готовит уведомление о приостановке работ (если продолжение ведет к порче объекта) или письмо о необходимости доп. работ.</text:p>
          </text:list-item>
          <text:list-item>
            <text:p text:style-name="P25"><text:span text:style-name="T3">Сметчик</text:span>: Формирует локальный сметный расчет (ЛСР) на доп. работы на основе рыночных КП, собранных логистом.</text:p>
          </text:list-item>
          <text:list-item>
            <text:p text:style-name="P25"><text:span text:style-name="T3">Юрист</text:span>: Контролирует подписание Дополнительного соглашения.</text:p>
          </text:list-item>
        </text:list>
        <text:h text:style-name="P17" text:outline-level="3">Фаза 5: Ежемесячное закрытие (КС-2, КС-3)</text:h>
        <text:p text:style-name="P21">Процесс получения денег.</text:p>
        <text:list text:style-name="L10">
          <text:list-item>
            <text:p text:style-name="P26"><text:span text:style-name="T5">Сметчик + ПТО</text:span><text:span text:style-name="T6">: Сверяют фактически выполненные работы (подтвержденные АОСР) с объемами в смете (</text:span><text:span text:style-name="Source_20_Text"><text:span text:style-name="T2">asd_estimate_compare</text:span></text:span><text:span text:style-name="T6">).</text:span></text:p>
          </text:list-item>
          <text:list-item>
            <text:p text:style-name="P27"><text:span text:style-name="T3">Делопроизводитель</text:span>: Формирует пакет: КС-2, КС-3, реестр ИД, счета-фактуры.</text:p>
          </text:list-item>
          <text:list-item>
            <text:p text:style-name="P27"><text:span text:style-name="T3">Юрист</text:span>: Если заказчик не подписывает акты в установленный договором срок (обычно 3-5 дней), формирует «односторонний акт» и сопроводительное письмо с описью вложения.</text:p>
          </text:list-item>
        </text:list>
        <text:h text:style-name="P17" text:outline-level="3">Фаза 6: Завершение и претензионная работа</text:h>
        <text:p text:style-name="P21">Сдача объекта в эксплуатацию и окончательный расчет.</text:p>
        <text:list text:style-name="L11">
          <text:list-item>
            <text:p text:style-name="P28"><text:span text:style-name="T5">ПТО</text:span><text:span text:style-name="T6">: Собирает итоговый реестр ИД (инструмент </text:span><text:span text:style-name="Source_20_Text"><text:span text:style-name="T2">asd_id_completeness</text:span></text:span><text:span text:style-name="T6">).</text:span></text:p>
          </text:list-item>
          <text:list-item>
            <text:p text:style-name="P29"><text:span text:style-name="T3">Сметчик</text:span>: Проверяет отсутствие «зависших» объемов.</text:p>
          </text:list-item>
          <text:list-item>
            <text:p text:style-name="P28"><text:span text:style-name="T5">Юрист</text:span><text:span text:style-name="T6">: Если осталась дебиторская задолженность, система автоматически генерирует досудебную претензию (</text:span><text:span text:style-name="Source_20_Text"><text:span text:style-name="T2">asd_generate_claim</text:span></text:span><text:span text:style-name="T6">), а затем исковое заявление (</text:span><text:span text:style-name="Source_20_Text"><text:span text:style-name="T2">asd_generate_lawsuit</text:span></text:span><text:span text:style-name="T6">), используя накопленную в процессе стройки переписку как доказательную базу.</text:span></text:p>
          </text:list-item>
        </text:list>
        <text:p text:style-name="P30"/>
        <text:h text:style-name="P17" text:outline-level="3">Роль системы АСД на Mac Studio M4 Max:</text:h>
        <text:p text:style-name="P21">Благодаря 128 ГБ объединенной памяти, вы сможете запустить на каждом этапе глубокий анализ:</text:p>
        <text:list text:style-name="L12">
          <text:list-item>
            <text:p text:style-name="P31"><text:span text:style-name="T3">Параллельная обработка</text:span>: Пока ПТО анализирует чертежи, Юрист может прогонять сотни писем через RAG для поиска оснований для претензии.</text:p>
          </text:list-item>
          <text:list-item>
            <text:p text:style-name="P31"><text:span text:style-name="T3">Локальное хранилище</text:span>: Все промежуточные версии смет, чертежей и кабальных условий хранятся в PostgreSQL (с расширением pgvector), что позволяет мгновенно найти, например, «все письма по причалу №9, где упоминались задержки поставок шпунта».</text:p>
          </text:list-item>
        </text:list>
        <text:p text:style-name="P21">Такой Workflow превращает систему из простого «хранилища файлов» в активного участника, который минимизирует риск неоплаты работ со стороны Заказчика.</text:p>
      </text:section>
      <text:p text:style-name="P15">---</text:p>
      <text:p text:style-name="P15"><text:soft-page-break/>нет, мне нужен подробный деализированный, а не обобщенный workflow. В котором отмечены все возникающие документы на разных стадиях. Это и журнал, и заявки, и акты (различные).</text:p>
      <text:p text:style-name="P15">---</text:p>
      <text:p text:style-name="P15"/>
      <text:p text:style-name="P32"/>
      <text:p text:style-name="P33">Для того чтобы система АСД v11.0 на вашем Mac Studio работала как полноценный «цифровой двойник» стройки, workflow должен охватывать каждый документ — от черновика заявки до архивной копии Исполнительной Документации (ИД).</text:p>
      <text:section text:style-name="Sect1" text:name="model-response-message-contentr_274e3d7a4ecb5800">
        <text:p text:style-name="P21">Ниже представлена детализированная структура документооборота, разбитая по стадиям и конкретным типам документов, с указанием ответственных агентов и инструментов системы.</text:p>
        <text:p text:style-name="P30"/>
        <text:h text:style-name="P17" text:outline-level="3">Стадия 1: Входной контроль и Подготовка (Pre-Construction)</text:h>
        <text:p text:style-name="P34">На этой стадии формируется «фундамент» данных в АСД.</text:p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column table:style-name="Таблица3.D"/>
          <table:table-header-rows>
            <table:table-row>
              <table:table-cell table:style-name="Таблица3.A1" office:value-type="string">
                <text:p text:style-name="P35"><text:span text:style-name="Strong_20_Emphasis"><text:span text:style-name="T1">Подстадия</text:span></text:span></text:p>
              </table:table-cell>
              <table:table-cell table:style-name="Таблица3.A1" office:value-type="string">
                <text:p text:style-name="P35"><text:span text:style-name="Strong_20_Emphasis"><text:span text:style-name="T1">Документ</text:span></text:span></text:p>
              </table:table-cell>
              <table:table-cell table:style-name="Таблица3.A1" office:value-type="string">
                <text:p text:style-name="P35"><text:span text:style-name="Strong_20_Emphasis"><text:span text:style-name="T1">Агент</text:span></text:span></text:p>
              </table:table-cell>
              <table:table-cell table:style-name="Таблица3.D1" office:value-type="string">
                <text:p text:style-name="P35"><text:span text:style-name="Strong_20_Emphasis"><text:span text:style-name="T1">Инструмент АСД</text:span></text:span></text:p>
              </table:table-cell>
            </table:table-row>
          </table:table-header-rows>
          <table:table-row>
            <table:table-cell table:style-name="Таблица3.A1" office:value-type="string">
              <text:p text:style-name="P36">Регистрация проекта</text:p>
            </table:table-cell>
            <table:table-cell table:style-name="Таблица3.A1" office:value-type="string">
              <text:p text:style-name="P37">Приказ об открытии объекта, назначении РП и ответственных</text:p>
            </table:table-cell>
            <table:table-cell table:style-name="Таблица3.A1" office:value-type="string">
              <text:p text:style-name="P37">Делопроизводитель</text:p>
            </table:table-cell>
            <table:table-cell table:style-name="Таблица3.D1" office:value-type="string">
              <text:p text:style-name="P35"><text:span text:style-name="Source_20_Text"><text:span text:style-name="T2">asd_register_document</text:span></text:span></text:p>
            </table:table-cell>
          </table:table-row>
          <table:table-row>
            <table:table-cell table:style-name="Таблица3.A1" office:value-type="string">
              <text:p text:style-name="P36">Экспертиза ПД/РД</text:p>
            </table:table-cell>
            <table:table-cell table:style-name="Таблица3.A1" office:value-type="string">
              <text:p text:style-name="P37">Проектная и Рабочая документация (чертежи, пояснительные записки)</text:p>
            </table:table-cell>
            <table:table-cell table:style-name="Таблица3.A1" office:value-type="string">
              <text:p text:style-name="P37">Инженер ПТО</text:p>
            </table:table-cell>
            <table:table-cell table:style-name="Таблица3.D1" office:value-type="string">
              <text:p text:style-name="P35"><text:span text:style-name="Source_20_Text"><text:span text:style-name="T2">asd_pd_analysis</text:span></text:span></text:p>
            </table:table-cell>
          </table:table-row>
          <table:table-row>
            <table:table-cell table:style-name="Таблица3.A1" office:value-type="string">
              <text:p text:style-name="P36">Выявление коллизий</text:p>
            </table:table-cell>
            <table:table-cell table:style-name="Таблица3.A1" office:value-type="string">
              <text:p text:style-name="P37">Ведомость дефектов ПД, Письмо-запрос на уточнение проектных решений</text:p>
            </table:table-cell>
            <table:table-cell table:style-name="Таблица3.A1" office:value-type="string">
              <text:p text:style-name="P37">Инженер ПТО</text:p>
            </table:table-cell>
            <table:table-cell table:style-name="Таблица3.D1" office:value-type="string">
              <text:p text:style-name="P35"><text:span text:style-name="Source_20_Text"><text:span text:style-name="T2">asd_generate_letter</text:span></text:span></text:p>
            </table:table-cell>
          </table:table-row>
          <text:soft-page-break/>
          <table:table-row>
            <table:table-cell table:style-name="Таблица3.A1" office:value-type="string">
              <text:p text:style-name="P36">Договорная работа</text:p>
            </table:table-cell>
            <table:table-cell table:style-name="Таблица3.A1" office:value-type="string">
              <text:p text:style-name="P37">Проект договора, Протокол разногласий</text:p>
            </table:table-cell>
            <table:table-cell table:style-name="Таблица3.A1" office:value-type="string">
              <text:p text:style-name="P37">Юрист</text:p>
            </table:table-cell>
            <table:table-cell table:style-name="Таблица3.D1" office:value-type="string">
              <text:p text:style-name="P35"><text:span text:style-name="Source_20_Text"><text:span text:style-name="T2">asd_analyze_contract</text:span></text:span></text:p>
            </table:table-cell>
          </table:table-row>
          <table:table-row>
            <table:table-cell table:style-name="Таблица3.A1" office:value-type="string">
              <text:p text:style-name="P36">Сметная сверка</text:p>
            </table:table-cell>
            <table:table-cell table:style-name="Таблица3.A1" office:value-type="string">
              <text:p text:style-name="P37">Объектный сметный расчет (ОСР), Локальный сметный расчет (ЛСР)</text:p>
            </table:table-cell>
            <table:table-cell table:style-name="Таблица3.A1" office:value-type="string">
              <text:p text:style-name="P37">Сметчик</text:p>
            </table:table-cell>
            <table:table-cell table:style-name="Таблица3.D1" office:value-type="string">
              <text:p text:style-name="P35"><text:span text:style-name="Source_20_Text"><text:span text:style-name="T2">asd_estimate_compare</text:span></text:span></text:p>
            </table:table-cell>
          </table:table-row>
        </table:table>
        <text:p text:style-name="P30"/>
        <text:h text:style-name="P17" text:outline-level="3">Стадия 2: Снабжение и Логистика (Procurement)</text:h>
        <text:p text:style-name="P34">Здесь АСД контролирует соответствие материалов проекту (например, марку стали шпунта).</text:p>
        <text:list text:style-name="L13">
          <text:list-item>
            <text:p text:style-name="P38"><text:span text:style-name="T3">Заявка на МТР</text:span>: Прораб/РП формирует внутреннюю заявку на материалы на основе ВОР.</text:p>
          </text:list-item>
          <text:list-item>
            <text:p text:style-name="P38"><text:span text:style-name="T3">Счет от поставщика</text:span>: Агент по логистике загружает счета. Система сверяет цены со сметным лимитом.</text:p>
          </text:list-item>
          <text:list-item>
            <text:p text:style-name="P38"><text:span text:style-name="T3">Транспортная накладная (ТТН) / УПД</text:span>: При поступлении материала (например, шпунт Л5-УМ) данные вносятся в реестр поставок.</text:p>
          </text:list-item>
          <text:list-item>
            <text:p text:style-name="P38"><text:span text:style-name="T3">Паспорта и сертификаты качества</text:span>: Сканы документов загружаются в систему.</text:p>
          </text:list-item>
          <text:list-item>
            <text:p text:style-name="P38"><text:span text:style-name="T3">Акт входного контроля</text:span>:</text:p>
            <text:list>
              <text:list-item>
                <text:p text:style-name="P38"><text:span text:style-name="T3">Документ</text:span>: Акт по форме организации или регламенту Заказчика.</text:p>
              </text:list-item>
              <text:list-item>
                <text:p text:style-name="P38"><text:span text:style-name="T3">Действие АСД</text:span>: Автоматическая проверка сертификата на соответствие ГОСТ/СП.</text:p>
              </text:list-item>
              <text:list-item>
                <text:p text:style-name="P39"><text:span text:style-name="T5">Инструмент</text:span><text:span text:style-name="T6">: </text:span><text:span text:style-name="Source_20_Text"><text:span text:style-name="T2">asd_generate_act</text:span></text:span><text:span text:style-name="T6"> (шаблон </text:span><text:span text:style-name="Source_20_Text"><text:span text:style-name="T2">incoming_control.docx</text:span></text:span><text:span text:style-name="T6">).</text:span></text:p>
              </text:list-item>
            </text:list>
          </text:list-item>
        </text:list>
        <text:p text:style-name="P30"/>
        <text:h text:style-name="P17" text:outline-level="3">Стадия 3: Производство работ и Оперативный учет (Execution)</text:h>
        <text:p text:style-name="P34">Ежедневный поток документов, который на Mac Studio будет обрабатываться в реальном времени.</text:p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header-rows>
            <table:table-row>
              <table:table-cell table:style-name="Таблица4.A1" office:value-type="string">
                <text:p text:style-name="P35"><text:span text:style-name="Strong_20_Emphasis"><text:span text:style-name="T1">Тип учета</text:span></text:span></text:p>
              </table:table-cell>
              <table:table-cell table:style-name="Таблица4.A1" office:value-type="string">
                <text:p text:style-name="P35"><text:span text:style-name="Strong_20_Emphasis"><text:span text:style-name="T1">Документ</text:span></text:span></text:p>
              </table:table-cell>
              <table:table-cell table:style-name="Таблица4.C1" office:value-type="string">
                <text:p text:style-name="P35"><text:span text:style-name="Strong_20_Emphasis"><text:span text:style-name="T1">Агент / Роль</text:span></text:span></text:p>
              </table:table-cell>
            </table:table-row>
          </table:table-header-rows>
          <table:table-row>
            <table:table-cell table:style-name="Таблица4.A1" office:value-type="string">
              <text:p text:style-name="P36">Общий учет</text:p>
            </table:table-cell>
            <table:table-cell table:style-name="Таблица4.A1" office:value-type="string">
              <text:p text:style-name="P37"><text:span text:style-name="T8">Общий журнал работ (ОЖР)</text:span> — записи о начале/окончании этапов</text:p>
            </table:table-cell>
            <table:table-cell table:style-name="Таблица4.C1" office:value-type="string">
              <text:p text:style-name="P37">Прораб (ввод), ПТО (контроль)</text:p>
            </table:table-cell>
          </table:table-row>
          <text:soft-page-break/>
          <table:table-row>
            <table:table-cell table:style-name="Таблица4.A1" office:value-type="string">
              <text:p text:style-name="P36">Спец. журналы</text:p>
            </table:table-cell>
            <table:table-cell table:style-name="Таблица4.A1" office:value-type="string">
              <text:p text:style-name="P37">Журнал бетонных работ, Журнал погружения шпунта, Журнал сварочных работ</text:p>
            </table:table-cell>
            <table:table-cell table:style-name="Таблица4.C1" office:value-type="string">
              <text:p text:style-name="P37">Прораб / Мастер</text:p>
            </table:table-cell>
          </table:table-row>
          <table:table-row>
            <table:table-cell table:style-name="Таблица4.A1" office:value-type="string">
              <text:p text:style-name="P36">Оперативная отчетность</text:p>
            </table:table-cell>
            <table:table-cell table:style-name="Таблица4.A1" office:value-type="string">
              <text:p text:style-name="P37"><text:span text:style-name="T8">Суточно-суточный рапорт (ССР)</text:span> — отчет о выполнении за день</text:p>
            </table:table-cell>
            <table:table-cell table:style-name="Таблица4.C1" office:value-type="string">
              <text:p text:style-name="P37">Прораб -&gt; РП</text:p>
            </table:table-cell>
          </table:table-row>
          <table:table-row>
            <table:table-cell table:style-name="Таблица4.A1" office:value-type="string">
              <text:p text:style-name="P36">Наряды</text:p>
            </table:table-cell>
            <table:table-cell table:style-name="Таблица4.A1" office:value-type="string">
              <text:p text:style-name="P37">Наряд-допуск на работы повышенной опасности</text:p>
            </table:table-cell>
            <table:table-cell table:style-name="Таблица4.C1" office:value-type="string">
              <text:p text:style-name="P37">Инженер по ТБ</text:p>
            </table:table-cell>
          </table:table-row>
        </table:table>
        <text:p text:style-name="P30"/>
        <text:h text:style-name="P17" text:outline-level="3">Стадия 4: Оформление Исполнительной Документации (QA/QC)</text:h>
        <text:p text:style-name="P34">Самый трудоемкий этап, который АСД автоматизирует через связку «Факт — Акт».</text:p>
        <text:list text:style-name="L14">
          <text:list-item>
            <text:p text:style-name="P40"><text:span text:style-name="T3">Заявка на освидетельствование</text:span>: Уведомление Заказчика и Стройконтроля о приемке скрытых работ.</text:p>
          </text:list-item>
          <text:list-item>
            <text:p text:style-name="P40"><text:span text:style-name="T3">Исполнительная схема</text:span>: Геодезическая съемка в PDF/DWG. АСД привязывает её к конкретному акту.</text:p>
          </text:list-item>
          <text:list-item>
            <text:p text:style-name="P40"><text:span text:style-name="T3">Акт освидетельствования скрытых работ (АОСР)</text:span>:</text:p>
            <text:list>
              <text:list-item>
                <text:p text:style-name="P40"><text:span text:style-name="T3">Процесс</text:span>: Система берет данные из ОЖР (даты), из актов входного контроля (материалы) и из ПД (номера чертежей).</text:p>
              </text:list-item>
              <text:list-item>
                <text:p text:style-name="P41"><text:span text:style-name="T5">Инструмент</text:span><text:span text:style-name="T6">: </text:span><text:span text:style-name="Source_20_Text"><text:span text:style-name="T2">asd_generate_act</text:span></text:span><text:span text:style-name="T6"> (шаблон </text:span><text:span text:style-name="Source_20_Text"><text:span text:style-name="T2">aosr.docx</text:span></text:span><text:span text:style-name="T6">).</text:span></text:p>
              </text:list-item>
            </text:list>
          </text:list-item>
          <text:list-item>
            <text:p text:style-name="P40"><text:span text:style-name="T3">Акт освидетельствования ответственных конструкций (АООК)</text:span>: Для крупных узлов (например, анкерная стенка причала).</text:p>
          </text:list-item>
          <text:list-item>
            <text:p text:style-name="P40"><text:span text:style-name="T3">Протоколы испытаний</text:span>: Результаты лаборатории (прочность бетона, ультразвук сварки).</text:p>
          </text:list-item>
        </text:list>
        <text:p text:style-name="P30"/>
        <text:h text:style-name="P17" text:outline-level="3">Стадия 5: Ежемесячное закрытие и Оплата (Commercial)</text:h>
        <text:p text:style-name="P34">Превращение бумаг в деньги.</text:p>
        <text:list text:style-name="L15">
          <text:list-item>
            <text:p text:style-name="P42"><text:span text:style-name="T3">Реестр ИД за месяц</text:span>: Список всех подписанных АОСР, подтверждающих объемы в КС.</text:p>
          </text:list-item>
          <text:list-item>
            <text:p text:style-name="P42"><text:span text:style-name="T3">Ведомость выполненных работ (ВВР)</text:span>: Внутренний документ для сверки ПТО и Сметчика.</text:p>
          </text:list-item>
          <text:list-item>
            <text:p text:style-name="P42"><text:span text:style-name="T3">Акт о приемке выполненных работ (КС-2)</text:span>:</text:p>
            <text:list>
              <text:list-item>
                <text:p text:style-name="P42"><text:span text:style-name="T3">Действие АСД</text:span>: Сравнение ВВР с ЛСР, выделение объемов, которые не подтверждены Исполнительной Документацией.</text:p>
              </text:list-item>
              <text:list-item>
                <text:p text:style-name="P43"><text:soft-page-break/><text:span text:style-name="T5">Инструмент</text:span><text:span text:style-name="T6">: </text:span><text:span text:style-name="Source_20_Text"><text:span text:style-name="T2">asd_estimate_compare</text:span></text:span><text:span text:style-name="T6">.</text:span></text:p>
              </text:list-item>
            </text:list>
          </text:list-item>
          <text:list-item>
            <text:p text:style-name="P42"><text:span text:style-name="T3">Справка о стоимости (КС-3)</text:span> и <text:span text:style-name="T3">Счет-фактура / УПД</text:span>.</text:p>
          </text:list-item>
        </text:list>
        <text:p text:style-name="P30"/>
        <text:h text:style-name="P17" text:outline-level="3">Стадия 6: Претензионная работа и Завершение (Legal &amp; Closing)</text:h>
        <text:p text:style-name="P34">Защита интересов компании при задержках оплаты или приемки.</text:p>
        <text:list text:style-name="L16">
          <text:list-item>
            <text:p text:style-name="P44"><text:span text:style-name="T5">Письмо-уведомление</text:span><text:span text:style-name="T6">: О приостановке работ, о неготовности фронта работ, о задержке ответа от Заказчика. (Инструмент: </text:span><text:span text:style-name="Source_20_Text"><text:span text:style-name="T2">asd_generate_letter</text:span></text:span><text:span text:style-name="T6">).</text:span></text:p>
          </text:list-item>
          <text:list-item>
            <text:p text:style-name="P45"><text:span text:style-name="T3">Реестр передачи документов</text:span>: Доказательство того, что ИД была передана Заказчику (опись вложения, почтовый квиток).</text:p>
          </text:list-item>
          <text:list-item>
            <text:p text:style-name="P44"><text:span text:style-name="T5">Досудебная претензия</text:span><text:span text:style-name="T6">: Если оплата по КС-3 не поступила в срок. (Инструмент: </text:span><text:span text:style-name="Source_20_Text"><text:span text:style-name="T2">asd_generate_claim</text:span></text:span><text:span text:style-name="T6">).</text:span></text:p>
          </text:list-item>
          <text:list-item>
            <text:p text:style-name="P45"><text:span text:style-name="T3">Акт законченного строительством объекта (КС-11)</text:span>: Финальный документ для ввода в эксплуатацию.</text:p>
          </text:list-item>
        </text:list>
        <text:p text:style-name="P30"/>
        <text:h text:style-name="P17" text:outline-level="3">Как это реализовать на Mac Studio M4 Max:</text:h>
        <text:p text:style-name="P46">С вашим объемом памяти (128 ГБ) вы можете настроить <text:span text:style-name="T3">автоматический кросс-чекинг</text:span>:</text:p>
        <text:list text:style-name="L17">
          <text:list-item>
            <text:p text:style-name="P47">Система видит «Акт на погружение шпунта» в журнале.</text:p>
          </text:list-item>
          <text:list-item>
            <text:p text:style-name="P47">Она мгновенно проверяет: «А загружен ли Акт входного контроля на этот шпунт? Есть ли сертификат? Соответствует ли он чертежу в ПД?».</text:p>
          </text:list-item>
          <text:list-item>
            <text:p text:style-name="P48">Если данных нет — АСД подсвечивает это Руководителю проекта еще <text:span text:style-name="T3">до</text:span> того, как ПТО начнет собирать папку ИД.</text:p>
          </text:list-item>
        </text:list>
        <text:p text:style-name="P21">Этот детализированный workflow теперь можно использовать как ТЗ для настройки ваших 18 MCP-инструментов. Нужно ли расширить какой-то конкретный этап (например, гидротехническую специфику причалов)?</text:p>
      </text:section>
      <text:p text:style-name="P15">---</text:p>
      <text:p text:style-name="P15">я не хочу, чтобы ты сам придумывал "с ходу", я попросил исчерывающий полный (это значит большой) документ, в котором описаны все процессы делопроизводства и документы возникающие на всех этапах. Изучи сначала нормативную базу, которая регламентирует эти самые документы в строительстве. вроде бы СП 48, ПП 347 или еще какие</text:p>
      <text:p text:style-name="P15"/>
      <text:p text:style-name="P15">---</text:p>
      <text:p text:style-name="P16">Ниже представлен детализированный регламент документооборота на всех этапах жизненного цикла объекта капитального строительства (ОКС), составленный на основе действующей нормативно-правовой базы РФ.</text:p>
      <text:section text:style-name="Sect1" text:name="model-response-message-contentr_ecb5ce4d7c2bb382">
        <text:p text:style-name="P46">Данный перечень является основой для алгоритмов системы <text:span text:style-name="T3">АСД v11.0</text:span> и проектирования инструментов агентов (ПТО, Юрист, Сметчик, Делопроизводитель).</text:p>
        <text:p text:style-name="P30"/>
        <text:h text:style-name="P49" text:outline-level="1"><text:soft-page-break/>Регламент документооборота ОКС: Полный цикл (согласно нормам РФ)</text:h>
        <text:h text:style-name="P50" text:outline-level="2">1. Нормативно-правовая база (Фундамент)</text:h>
        <text:p text:style-name="P21">В основе workflow лежат следующие документы:</text:p>
        <text:list text:style-name="L18">
          <text:list-item>
            <text:p text:style-name="P51"><text:span text:style-name="T3">Градостроительный кодекс РФ</text:span> (базовый закон).</text:p>
          </text:list-item>
          <text:list-item>
            <text:p text:style-name="P51"><text:span text:style-name="T3">СП 48.13330.2019</text:span> «Организация строительства» (основной регламент процессов).</text:p>
          </text:list-item>
          <text:list-item>
            <text:p text:style-name="P51"><text:span text:style-name="T3">Приказ Минстроя России от 16.05.2023 № 344/пр</text:span> (актуальный перечень и порядок ведения Исполнительной Документации, заменивший РД-11-02-2006).</text:p>
          </text:list-item>
          <text:list-item>
            <text:p text:style-name="P51"><text:span text:style-name="T3">Приказ Минстроя России от 02.12.2022 № 1026/пр</text:span> (форма Общего журнала работ).</text:p>
          </text:list-item>
          <text:list-item>
            <text:p text:style-name="P51"><text:span text:style-name="T3">Постановление Правительства РФ № 468</text:span> (порядок проведения строительного контроля).</text:p>
          </text:list-item>
          <text:list-item>
            <text:p text:style-name="P51"><text:span text:style-name="T3">ГК РФ Часть 2, Глава 37</text:span> (юридическая основа строительного подряда).</text:p>
          </text:list-item>
          <text:list-item>
            <text:p text:style-name="P51"><text:span text:style-name="T3">Постановление Правительства РФ № 331</text:span> (обязательность ТИМ/BIM для госзаказов).</text:p>
          </text:list-item>
        </text:list>
        <text:p text:style-name="P30"/>
        <text:h text:style-name="P50" text:outline-level="2">2. ЭТАП I: Преддоговорная работа и Тендер (Pre-Construction)</text:h>
        <text:p text:style-name="P46"><text:span text:style-name="T3">Цель:</text:span> Оценка рисков и фиксация обязательств.</text:p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header-rows>
            <table:table-row>
              <table:table-cell table:style-name="Таблица1.A1" office:value-type="string">
                <text:p text:style-name="P35"><text:span text:style-name="Strong_20_Emphasis"><text:span text:style-name="T1">Документ</text:span></text:span></text:p>
              </table:table-cell>
              <table:table-cell table:style-name="Таблица1.A1" office:value-type="string">
                <text:p text:style-name="P35"><text:span text:style-name="Strong_20_Emphasis"><text:span text:style-name="T1">Регламент</text:span></text:span></text:p>
              </table:table-cell>
              <table:table-cell table:style-name="Таблица1.C1" office:value-type="string">
                <text:p text:style-name="P35"><text:span text:style-name="Strong_20_Emphasis"><text:span text:style-name="T1">Ответственный в АСД</text:span></text:span></text:p>
              </table:table-cell>
            </table:table-row>
          </table:table-header-rows>
          <table:table-row>
            <table:table-cell table:style-name="Таблица1.A1" office:value-type="string">
              <text:p text:style-name="P36">Проектная документация (ПД)</text:p>
            </table:table-cell>
            <table:table-cell table:style-name="Таблица1.A1" office:value-type="string">
              <text:p text:style-name="P37">Постановление № 87</text:p>
            </table:table-cell>
            <table:table-cell table:style-name="Таблица1.C1" office:value-type="string">
              <text:p text:style-name="P37">Инженер ПТО</text:p>
            </table:table-cell>
          </table:table-row>
          <table:table-row>
            <table:table-cell table:style-name="Таблица1.A1" office:value-type="string">
              <text:p text:style-name="P36">Ведомость объемов работ (ВОР)</text:p>
            </table:table-cell>
            <table:table-cell table:style-name="Таблица1.A1" office:value-type="string">
              <text:p text:style-name="P37">СП 48.13330 (п. 6)</text:p>
            </table:table-cell>
            <table:table-cell table:style-name="Таблица1.C1" office:value-type="string">
              <text:p text:style-name="P37">Сметчик / ПТО</text:p>
            </table:table-cell>
          </table:table-row>
          <table:table-row>
            <table:table-cell table:style-name="Таблица1.A1" office:value-type="string">
              <text:p text:style-name="P36">Локальный сметный расчет (ЛСР)</text:p>
            </table:table-cell>
            <table:table-cell table:style-name="Таблица1.A1" office:value-type="string">
              <text:p text:style-name="P37">МДС 81-35.2004 (и новые методики)</text:p>
            </table:table-cell>
            <table:table-cell table:style-name="Таблица1.C1" office:value-type="string">
              <text:p text:style-name="P37">Сметчик</text:p>
            </table:table-cell>
          </table:table-row>
          <table:table-row>
            <table:table-cell table:style-name="Таблица1.A1" office:value-type="string">
              <text:p text:style-name="P36">Проект договора подряда</text:p>
            </table:table-cell>
            <table:table-cell table:style-name="Таблица1.A1" office:value-type="string">
              <text:p text:style-name="P37">ГК РФ Статьи 740-<text:soft-page-break/>757</text:p>
            </table:table-cell>
            <table:table-cell table:style-name="Таблица1.C1" office:value-type="string">
              <text:p text:style-name="P37">Юрист</text:p>
            </table:table-cell>
          </table:table-row>
          <table:table-row>
            <table:table-cell table:style-name="Таблица1.A1" office:value-type="string">
              <text:p text:style-name="P36">Протокол разногласий</text:p>
            </table:table-cell>
            <table:table-cell table:style-name="Таблица1.A1" office:value-type="string">
              <text:p text:style-name="P37">ГК РФ Статья 445</text:p>
            </table:table-cell>
            <table:table-cell table:style-name="Таблица1.C1" office:value-type="string">
              <text:p text:style-name="P37">Юрист</text:p>
            </table:table-cell>
          </table:table-row>
          <table:table-row>
            <table:table-cell table:style-name="Таблица1.A1" office:value-type="string">
              <text:p text:style-name="P36">Организационно-технологическая документация (ОТД)</text:p>
            </table:table-cell>
            <table:table-cell table:style-name="Таблица1.A1" office:value-type="string">
              <text:p text:style-name="P37">СП 48.13330 (раздел 6)</text:p>
            </table:table-cell>
            <table:table-cell table:style-name="Таблица1.C1" office:value-type="string">
              <text:p text:style-name="P37">ПТО</text:p>
            </table:table-cell>
          </table:table-row>
        </table:table>
        <text:p text:style-name="P30"/>
        <text:h text:style-name="P50" text:outline-level="2">3. ЭТАП II: Мобилизация и подготовка (Start-up)</text:h>
        <text:p text:style-name="P46"><text:span text:style-name="T3">Цель:</text:span> Законный выход на площадку.</text:p>
        <text:list text:style-name="L19">
          <text:list-item>
            <text:p text:style-name="P52">Приказы о назначении ответственных:</text:p>
            <text:list>
              <text:list-item>
                <text:p text:style-name="P53">Лицо, ответственное за производство работ.</text:p>
              </text:list-item>
              <text:list-item>
                <text:p text:style-name="P53">Лицо, ответственное за строительный контроль.</text:p>
              </text:list-item>
              <text:list-item>
                <text:p text:style-name="P53">Лицо, ответственное за пожарную и электробезопасность.</text:p>
              </text:list-item>
            </text:list>
          </text:list-item>
          <text:list-item>
            <text:p text:style-name="P54"><text:span text:style-name="T3">Извещение о начале строительства:</text:span> Подается в орган Госстройнадзора (ГСН) согласно ГрК РФ.</text:p>
          </text:list-item>
          <text:list-item>
            <text:p text:style-name="P54"><text:span text:style-name="T3">Акт приема-передачи площадки:</text:span> (п. 6.4 СП 48.13330).</text:p>
          </text:list-item>
          <text:list-item>
            <text:p text:style-name="P54"><text:span text:style-name="T3">Акт разбивки осей объекта:</text:span> (РД-11-02-2006 / Приказ 344/пр).</text:p>
          </text:list-item>
          <text:list-item>
            <text:p text:style-name="P54"><text:span text:style-name="T3">Проект производства работ (ППР):</text:span> Ключевой документ, без которого работы запрещены (п. 6.3 СП 48.13330).</text:p>
          </text:list-item>
        </text:list>
        <text:p text:style-name="P30"/>
        <text:h text:style-name="P50" text:outline-level="2">4. ЭТАП III: Производство и Строительный контроль (Production)</text:h>
        <text:p text:style-name="P46"><text:span text:style-name="T3">Цель:</text:span> Фиксация факта работ и качества материалов.</text:p>
        <text:h text:style-name="P17" text:outline-level="3">4.1. Журналы (Приказ 1026/пр)</text:h>
        <text:list text:style-name="L20">
          <text:list-item>
            <text:p text:style-name="P55"><text:span text:style-name="T3">Общий журнал работ (ОЖР):</text:span> Основной документ, в который записываются все события.</text:p>
          </text:list-item>
          <text:list-item>
            <text:p text:style-name="P55"><text:span text:style-name="T3">Специальные журналы:</text:span> * Журнал сварочных работ.</text:p>
            <text:list>
              <text:list-item>
                <text:p text:style-name="P56">Журнал бетонных работ.</text:p>
              </text:list-item>
              <text:list-item>
                <text:p text:style-name="P56">Журнал погружения свай/шпунта (критично для гидротехники).</text:p>
              </text:list-item>
              <text:list-item>
                <text:p text:style-name="P56">Журнал антикоррозийной защиты.</text:p>
              </text:list-item>
            </text:list>
          </text:list-item>
          <text:list-item>
            <text:p text:style-name="P55"><text:soft-page-break/><text:span text:style-name="T3">Журнал авторского надзора:</text:span> (если ведется проектировщиком).</text:p>
          </text:list-item>
        </text:list>
        <text:h text:style-name="P17" text:outline-level="3">4.2. Входной контроль (Постановление № 468)</text:h>
        <text:list text:style-name="L21">
          <text:list-item>
            <text:p text:style-name="P57"><text:span text:style-name="T3">Реестр паспортов и сертификатов:</text:span> На все поступающие МТР (материально-технические ресурсы).</text:p>
          </text:list-item>
          <text:list-item>
            <text:p text:style-name="P57"><text:span text:style-name="T3">Акт входного контроля:</text:span> Составляется комиссией при приемке материалов на склад.</text:p>
          </text:list-item>
          <text:list-item>
            <text:p text:style-name="P57"><text:span text:style-name="T3">Протоколы лабораторных испытаний:</text:span> (прочность бетона, ультразвуковой контроль швов).</text:p>
          </text:list-item>
        </text:list>
        <text:p text:style-name="P30"/>
        <text:h text:style-name="P50" text:outline-level="2">5. ЭТАП IV: Исполнительная документация (Executive Stage)</text:h>
        <text:p text:style-name="P46"><text:span text:style-name="T3">Цель:</text:span> Подтверждение возможности оплаты и безопасности ОКС. Регламентируется <text:span text:style-name="T3">Приказом № 344/пр</text:span>.</text:p>
        <text:p text:style-name="P58">Полный перечень ИД согласно 344/пр:</text:p>
        <text:list text:style-name="L22">
          <text:list-item>
            <text:p text:style-name="P59"><text:span text:style-name="T3">Акт освидетельствования скрытых работ (АОСР):</text:span> На работы, которые нельзя проверить после начала следующих (например, армирование перед бетонированием).</text:p>
          </text:list-item>
          <text:list-item>
            <text:p text:style-name="P59"><text:span text:style-name="T3">Акт освидетельствования ответственных конструкций (АООК):</text:span> На ключевые элементы (фундаменты, пролеты, анкерные стенки).</text:p>
          </text:list-item>
          <text:list-item>
            <text:p text:style-name="P59"><text:span text:style-name="T3">Исполнительные геодезические схемы:</text:span> Наглядное отражение фактического положения конструкций.</text:p>
          </text:list-item>
          <text:list-item>
            <text:p text:style-name="P59"><text:span text:style-name="T3">Акты испытаний технических устройств и систем:</text:span> (вентиляция, водопровод, электросети).</text:p>
          </text:list-item>
          <text:list-item>
            <text:p text:style-name="P59"><text:span text:style-name="T3">Реестр Исполнительной Документации:</text:span> Опись всего пакета.</text:p>
          </text:list-item>
        </text:list>
        <text:p text:style-name="P30"/>
        <text:h text:style-name="P50" text:outline-level="2">6. ЭТАП V: Коммерческое закрытие (Commercial)</text:h>
        <text:p text:style-name="P46"><text:span text:style-name="T3">Цель:</text:span> Получение оплаты за выполненный этап.</text:p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header-rows>
            <table:table-row>
              <table:table-cell table:style-name="Таблица2.A1" office:value-type="string">
                <text:p text:style-name="P35"><text:span text:style-name="Strong_20_Emphasis"><text:span text:style-name="T1">Документ</text:span></text:span></text:p>
              </table:table-cell>
              <table:table-cell table:style-name="Таблица2.A1" office:value-type="string">
                <text:p text:style-name="P35"><text:span text:style-name="Strong_20_Emphasis"><text:span text:style-name="T1">Статус</text:span></text:span></text:p>
              </table:table-cell>
              <table:table-cell table:style-name="Таблица2.C1" office:value-type="string">
                <text:p text:style-name="P35"><text:span text:style-name="Strong_20_Emphasis"><text:span text:style-name="T1">Комментарий</text:span></text:span></text:p>
              </table:table-cell>
            </table:table-row>
          </table:table-header-rows>
          <table:table-row>
            <table:table-cell table:style-name="Таблица2.A1" office:value-type="string">
              <text:p text:style-name="P36">Журнал учета выполненных работ (КС-6а)</text:p>
            </table:table-cell>
            <table:table-cell table:style-name="Таблица2.A1" office:value-type="string">
              <text:p text:style-name="P37">Первичный учет</text:p>
            </table:table-cell>
            <table:table-cell table:style-name="Таблица2.C1" office:value-type="string">
              <text:p text:style-name="P37">Накопительная ведомость по всем позициям сметы.</text:p>
            </table:table-cell>
          </table:table-row>
          <table:table-row>
            <table:table-cell table:style-name="Таблица2.A1" office:value-type="string">
              <text:p text:style-name="P36">Акт о приемке работ (КС-2)</text:p>
            </table:table-cell>
            <table:table-cell table:style-name="Таблица2.A1" office:value-type="string">
              <text:p text:style-name="P37">Юридический факт</text:p>
            </table:table-cell>
            <table:table-cell table:style-name="Таблица2.C1" office:value-type="string">
              <text:p text:style-name="P37">Основание для признания выручки.</text:p>
            </table:table-cell>
          </table:table-row>
          <text:soft-page-break/>
          <table:table-row>
            <table:table-cell table:style-name="Таблица2.A1" office:value-type="string">
              <text:p text:style-name="P36">Справка о стоимости (КС-3)</text:p>
            </table:table-cell>
            <table:table-cell table:style-name="Таблица2.A1" office:value-type="string">
              <text:p text:style-name="P37">Финансовый факт</text:p>
            </table:table-cell>
            <table:table-cell table:style-name="Таблица2.C1" office:value-type="string">
              <text:p text:style-name="P37">Итоговая сумма к оплате с учетом налогов.</text:p>
            </table:table-cell>
          </table:table-row>
          <table:table-row>
            <table:table-cell table:style-name="Таблица2.A1" office:value-type="string">
              <text:p text:style-name="P36">Акт сверки взаимных расчетов</text:p>
            </table:table-cell>
            <table:table-cell table:style-name="Таблица2.A1" office:value-type="string">
              <text:p text:style-name="P37">Бухгалтерский</text:p>
            </table:table-cell>
            <table:table-cell table:style-name="Таблица2.C1" office:value-type="string">
              <text:p text:style-name="P37">Проверка отсутствия задолженностей.</text:p>
            </table:table-cell>
          </table:table-row>
        </table:table>
        <text:p text:style-name="P30"/>
        <text:h text:style-name="P50" text:outline-level="2">7. ЭТАП VI: Сдача-приемка и Ввод (Closing)</text:h>
        <text:p text:style-name="P46"><text:span text:style-name="T3">Цель:</text:span> Передача объекта Заказчику и государству.</text:p>
        <text:list text:style-name="L23">
          <text:list-item>
            <text:p text:style-name="P60"><text:span text:style-name="T3">Акт законченного строительством объекта (КС-11):</text:span> Внутренняя приемка между Заказчиком и Подрядчиком.</text:p>
          </text:list-item>
          <text:list-item>
            <text:p text:style-name="P60"><text:span text:style-name="T3">Технический план объекта:</text:span> Готовит кадастровый инженер.</text:p>
          </text:list-item>
          <text:list-item>
            <text:p text:style-name="P60"><text:span text:style-name="T3">Заключение о соответствии (ЗОС):</text:span> Выдается Госстройнадзором, подтверждает, что объект соответствует ПД и нормам.</text:p>
          </text:list-item>
          <text:list-item>
            <text:p text:style-name="P60"><text:span text:style-name="T3">Разрешение на ввод в эксплуатацию:</text:span> (Статья 55 ГрК РФ).</text:p>
          </text:list-item>
        </text:list>
        <text:p text:style-name="P30"/>
        <text:h text:style-name="P50" text:outline-level="2">Интеграция с АСД v11.0 (Workflow для Mac Studio)</text:h>
        <text:p text:style-name="P46">Для вашей системы на M4 Max этот процесс превращается в <text:span text:style-name="T3">«Цепочку Зависимостей»</text:span>:</text:p>
        <text:list text:style-name="L24">
          <text:list-item>
            <text:p text:style-name="P61"><text:span text:style-name="T5">Агент Делопроизводитель</text:span><text:span text:style-name="T6"> (</text:span><text:span text:style-name="Source_20_Text"><text:span text:style-name="T2">asd_register_document</text:span></text:span><text:span text:style-name="T6">) — мониторит ОЖР. Как только в ОЖР появляется запись о завершении этапа, система дает сигнал.</text:span></text:p>
          </text:list-item>
          <text:list-item>
            <text:p text:style-name="P61"><text:span text:style-name="T5">Агент ПТО</text:span><text:span text:style-name="T6"> (</text:span><text:span text:style-name="Source_20_Text"><text:span text:style-name="T2">asd_generate_act</text:span></text:span><text:span text:style-name="T6">) — автоматически подтягивает из базы:</text:span></text:p>
            <text:list>
              <text:list-item>
                <text:p text:style-name="P62">Даты из ОЖР.</text:p>
              </text:list-item>
              <text:list-item>
                <text:p text:style-name="P62">Номера сертификатов из Актов входного контроля.</text:p>
              </text:list-item>
              <text:list-item>
                <text:p text:style-name="P62">Номера листов из Рабочей Документации.</text:p>
              </text:list-item>
              <text:list-item>
                <text:p text:style-name="P63"><text:span text:style-name="T7">Результат:</text:span> Готовый АОСР в формате .docx за 2 секунды.</text:p>
              </text:list-item>
            </text:list>
          </text:list-item>
          <text:list-item>
            <text:p text:style-name="P61"><text:span text:style-name="T5">Агент Сметчик</text:span><text:span text:style-name="T6"> (</text:span><text:span text:style-name="Source_20_Text"><text:span text:style-name="T2">asd_estimate_compare</text:span></text:span><text:span text:style-name="T6">) — сверяет объем в новом АОСР с позицией в КС-6а и ЛСР. Если объем превышен — блокирует подписание.</text:span></text:p>
          </text:list-item>
          <text:list-item>
            <text:p text:style-name="P61"><text:span text:style-name="T5">Агент Юрист</text:span><text:span text:style-name="T6"> (</text:span><text:span text:style-name="Source_20_Text"><text:span text:style-name="T2">asd_generate_letter</text:span></text:span><text:span text:style-name="T6">) — если Заказчик не подписывает КС-2 в течение срока, указанного в договоре, система находит этот пункт в </text:span><text:span text:style-name="Source_20_Text"><text:span text:style-name="T2">traps/default_traps.yaml</text:span></text:span><text:span text:style-name="T6"> и автоматически готовит «Уведомление об односторонней приемке».</text:span></text:p>
          </text:list-item>
        </text:list>
        <text:p text:style-name="P21"><text:soft-page-break/>Этот регламент обеспечивает «неразрывность» данных: вы не сможете создать финальную КС-3, если в системе не хватает хотя бы одного сертификата на бетон или акта на скрытые работы по армированию.</text:p>
      </text:section>
      <text:p text:style-name="P15">---</text:p>
      <text:p text:style-name="P15">начало не плохое, но нужен именно step-py-step workflow</text:p>
      <text:p text:style-name="P15">---</text:p>
      <text:p text:style-name="P16">Этот регламент описывает сквозной процесс (End-to-End Workflow) реализации строительного проекта, основанный на нормах <text:span text:style-name="T3">ГрК РФ</text:span>, <text:span text:style-name="T3">СП 48.13330.2019</text:span>, <text:span text:style-name="T3">Приказа Минстроя №344/пр</text:span> и <text:span text:style-name="T3">Приказа №1026/пр</text:span>.</text:p>
      <text:section text:style-name="Sect1" text:name="model-response-message-contentr_906f3b40919ed0dd">
        <text:p text:style-name="P21">Процесс разделен на логические шаги с указанием всех возникающих документов, которые должны проходить через систему АСД v11.0.</text:p>
        <text:p text:style-name="P30"/>
        <text:h text:style-name="P50" text:outline-level="2">Шаг 1: Предконтрактная подготовка (Тендер)</text:h>
        <text:p text:style-name="P34">Основание: ГК РФ Статьи 447-449, ФЗ-44/223.</text:p>
        <text:list text:style-name="L25">
          <text:list-item>
            <text:p text:style-name="P64"><text:span text:style-name="T3">Сбор данных</text:span>: Получение тендерной документации.</text:p>
            <text:list>
              <text:list-item>
                <text:p text:style-name="P64"><text:span text:style-name="T3">Документы</text:span>: Извещение о закупке, Проектная документация (ПД), Описание объекта закупки, Инструкция участникам.</text:p>
              </text:list-item>
            </text:list>
          </text:list-item>
          <text:list-item>
            <text:p text:style-name="P64"><text:span text:style-name="T3">Юридический аудит</text:span>: Анализ проекта контракта на предмет скрытых рисков.</text:p>
            <text:list>
              <text:list-item>
                <text:p text:style-name="P64"><text:span text:style-name="T3">Документы</text:span>: Проект Государственного/Муниципального контракта, <text:span text:style-name="T3">Протокол разногласий</text:span>.</text:p>
              </text:list-item>
            </text:list>
          </text:list-item>
          <text:list-item>
            <text:p text:style-name="P64"><text:span text:style-name="T3">Инженерно-сметный аудит</text:span>: Сверка объемов ПД с тендерной сметой.</text:p>
            <text:list>
              <text:list-item>
                <text:p text:style-name="P64"><text:span text:style-name="T3">Документы</text:span>: Локальный сметный расчет (ЛСР), Ведомость объемов работ (ВОР), Объектный сметный расчет (ОСР).</text:p>
              </text:list-item>
            </text:list>
          </text:list-item>
          <text:list-item>
            <text:p text:style-name="P64"><text:span text:style-name="T3">Финальное решение</text:span>:</text:p>
            <text:list>
              <text:list-item>
                <text:p text:style-name="P64"><text:span text:style-name="T3">Документ</text:span>: Внутреннее заключение (протокол) о целесообразности участия.</text:p>
              </text:list-item>
            </text:list>
          </text:list-item>
        </text:list>
        <text:p text:style-name="P30"/>
        <text:h text:style-name="P50" text:outline-level="2">Шаг 2: Вход на объект и Мобилизация</text:h>
        <text:p text:style-name="P34">Основание: СП 48.13330.2019 (раздел 6).</text:p>
        <text:list text:style-name="L26">
          <text:list-item>
            <text:p text:style-name="P65"><text:span text:style-name="T3">Легализация ответственности</text:span>: Назначение лиц, ответственных за ОКС.</text:p>
            <text:list>
              <text:list-item>
                <text:p text:style-name="P65"><text:span text:style-name="T3">Документы</text:span>: Приказы о назначении ответственного производителя работ (прораба), ответственного за стройконтроль, специалистов по ТБ, ПБ и электробезопасности.</text:p>
              </text:list-item>
            </text:list>
          </text:list-item>
          <text:list-item>
            <text:p text:style-name="P65"><text:span text:style-name="T3">Передача площадки</text:span>: Формальный прием объекта от Заказчика.</text:p>
            <text:list>
              <text:list-item>
                <text:p text:style-name="P65"><text:span text:style-name="T3">Документ</text:span>: <text:span text:style-name="T3">Акт приема-передачи площадки</text:span> (п. 6.4 СП 48.13330).</text:p>
              </text:list-item>
            </text:list>
          </text:list-item>
          <text:list-item>
            <text:p text:style-name="P65"><text:span text:style-name="T3">Геодезическая подготовка</text:span>:</text:p>
            <text:list>
              <text:list-item>
                <text:p text:style-name="P65"><text:span text:style-name="T3">Документы</text:span>: Акт разбивки осей объекта капитального строительства на местности, Схема геодезической разбивочной основы.</text:p>
              </text:list-item>
            </text:list>
          </text:list-item>
          <text:list-item>
            <text:p text:style-name="P65"><text:span text:style-name="T3">Уведомительный этап</text:span>:</text:p>
            <text:list>
              <text:list-item>
                <text:p text:style-name="P65"><text:soft-page-break/><text:span text:style-name="T3">Документ</text:span>: Извещение о начале строительства (в орган Госстройнадзора).</text:p>
              </text:list-item>
            </text:list>
          </text:list-item>
          <text:list-item>
            <text:p text:style-name="P65"><text:span text:style-name="T3">Технологическое планирование</text:span>:</text:p>
            <text:list>
              <text:list-item>
                <text:p text:style-name="P65"><text:span text:style-name="T3">Документы</text:span>: Проект производства работ (<text:span text:style-name="T3">ППР</text:span>), Проект организации строительства (ПОС).</text:p>
              </text:list-item>
            </text:list>
          </text:list-item>
        </text:list>
        <text:p text:style-name="P30"/>
        <text:h text:style-name="P50" text:outline-level="2">Шаг 3: Снабжение и Входной контроль материалов</text:h>
        <text:p text:style-name="P34">Основание: Постановление Правительства №468, ГОСТ 24297-2013.</text:p>
        <text:list text:style-name="L27">
          <text:list-item>
            <text:p text:style-name="P66"><text:span text:style-name="T3">Закупка</text:span>: Заказ материалов (например, шпунт Л5-УМ).</text:p>
            <text:list>
              <text:list-item>
                <text:p text:style-name="P66"><text:span text:style-name="T3">Документы</text:span>: Спецификация к договору поставки, Счет, Договор поставки.</text:p>
              </text:list-item>
            </text:list>
          </text:list-item>
          <text:list-item>
            <text:p text:style-name="P66"><text:span text:style-name="T3">Логистика и приемка</text:span>:</text:p>
            <text:list>
              <text:list-item>
                <text:p text:style-name="P66"><text:span text:style-name="T3">Документы</text:span>: Транспортная накладная (ТТН), Товарно-транспортная накладная, УПД.</text:p>
              </text:list-item>
            </text:list>
          </text:list-item>
          <text:list-item>
            <text:p text:style-name="P66"><text:span text:style-name="T3">Контроль качества</text:span>: Проверка соответствия материалов проекту.</text:p>
            <text:list>
              <text:list-item>
                <text:p text:style-name="P66"><text:span text:style-name="T3">Документы</text:span>: <text:span text:style-name="T3">Акт входного контроля</text:span> материалов, Паспорта качества, Сертификаты соответствия, Протоколы испытаний (лабораторные заключения).</text:p>
              </text:list-item>
              <text:list-item>
                <text:p text:style-name="P66"><text:span text:style-name="T3">Реестр</text:span>: Реестр паспортов и сертификатов (обязательная часть ИД).</text:p>
              </text:list-item>
            </text:list>
          </text:list-item>
        </text:list>
        <text:p text:style-name="P30"/>
        <text:h text:style-name="P50" text:outline-level="2">Шаг 4: Производство работ и Оперативный учет</text:h>
        <text:p text:style-name="P34">Основание: Приказ Минстроя №1026/пр, СП 48.13330.2019.</text:p>
        <text:list text:style-name="L28">
          <text:list-item>
            <text:p text:style-name="P67"><text:span text:style-name="T3">Ведение журналов</text:span>: Ежедневная фиксация всех событий на объекте.</text:p>
            <text:list>
              <text:list-item>
                <text:p text:style-name="P67"><text:span text:style-name="T3">Документы</text:span>: <text:span text:style-name="T3">Общий журнал работ (ОЖР)</text:span>, Специальные журналы (Журнал бетонных работ, Журнал погружения свай/шпунта, Журнал сварочных работ, Журнал антикоррозийной защиты).</text:p>
              </text:list-item>
            </text:list>
          </text:list-item>
          <text:list-item>
            <text:p text:style-name="P67"><text:span text:style-name="T3">Текущая отчетность</text:span>:</text:p>
            <text:list>
              <text:list-item>
                <text:p text:style-name="P67"><text:span text:style-name="T3">Документы</text:span>: Суточно-суточный рапорт (ССР), Ведомость расхода материалов (М-29).</text:p>
              </text:list-item>
            </text:list>
          </text:list-item>
          <text:list-item>
            <text:p text:style-name="P67"><text:span text:style-name="T3">Допуск к работам</text:span>:</text:p>
            <text:list>
              <text:list-item>
                <text:p text:style-name="P67"><text:span text:style-name="T3">Документ</text:span>: Наряд-допуск на производство работ в местах действия опасных факторов.</text:p>
              </text:list-item>
            </text:list>
          </text:list-item>
        </text:list>
        <text:p text:style-name="P30"/>
        <text:h text:style-name="P50" text:outline-level="2">Шаг 5: Оформление Исполнительной Документации (ИД)</text:h>
        <text:p text:style-name="P34">Основание: Приказ Минстроя №344/пр (от 16.05.2023).</text:p>
        <text:list text:style-name="L29">
          <text:list-item>
            <text:p text:style-name="P68"><text:span text:style-name="T3">Освидетельствование скрытых работ</text:span>: Фиксация работ, которые будут закрыты последующими.</text:p>
            <text:list>
              <text:list-item>
                <text:p text:style-name="P68"><text:soft-page-break/><text:span text:style-name="T3">Документы</text:span>: Извещение о проведении проверки, <text:span text:style-name="T3">Акт освидетельствования скрытых работ (АОСР)</text:span>.</text:p>
              </text:list-item>
            </text:list>
          </text:list-item>
          <text:list-item>
            <text:p text:style-name="P68"><text:span text:style-name="T3">Приемка ответственных конструкций</text:span>:</text:p>
            <text:list>
              <text:list-item>
                <text:p text:style-name="P68"><text:span text:style-name="T3">Документ</text:span>: <text:span text:style-name="T3">Акт освидетельствования ответственных конструкций (АООК)</text:span>.</text:p>
              </text:list-item>
            </text:list>
          </text:list-item>
          <text:list-item>
            <text:p text:style-name="P68"><text:span text:style-name="T3">Графическое подтверждение</text:span>:</text:p>
            <text:list>
              <text:list-item>
                <text:p text:style-name="P68"><text:span text:style-name="T3">Документ</text:span>: Исполнительные геодезические схемы (выполненные на основе РД с подписью геодезиста и ПТО).</text:p>
              </text:list-item>
            </text:list>
          </text:list-item>
          <text:list-item>
            <text:p text:style-name="P68"><text:span text:style-name="T3">Инженерные системы</text:span>:</text:p>
            <text:list>
              <text:list-item>
                <text:p text:style-name="P68"><text:span text:style-name="T3">Документы</text:span>: Акты испытаний систем (проливки канализации, опрессовки системы отопления, проверки сопротивления изоляции).</text:p>
              </text:list-item>
            </text:list>
          </text:list-item>
        </text:list>
        <text:p text:style-name="P30"/>
        <text:h text:style-name="P50" text:outline-level="2">Шаг 6: Финансовое закрытие периода (Ежемесячно)</text:h>
        <text:p text:style-name="P34">Основание: ГК РФ Статья 746, Статья 753.</text:p>
        <text:list text:style-name="L30">
          <text:list-item>
            <text:p text:style-name="P69"><text:span text:style-name="T3">Накопительный учет</text:span>:</text:p>
            <text:list>
              <text:list-item>
                <text:p text:style-name="P69"><text:span text:style-name="T3">Документ</text:span>: <text:span text:style-name="T3">Журнал учета выполненных работ (КС-6а)</text:span>.</text:p>
              </text:list-item>
            </text:list>
          </text:list-item>
          <text:list-item>
            <text:p text:style-name="P69"><text:span text:style-name="T3">Сдача-приемка этапа</text:span>:</text:p>
            <text:list>
              <text:list-item>
                <text:p text:style-name="P69"><text:span text:style-name="T3">Документы</text:span>: <text:span text:style-name="T3">Акт о приемке выполненных работ (КС-2)</text:span>, Справка о стоимости выполненных работ и затрат (<text:span text:style-name="T3">КС-3</text:span>).</text:p>
              </text:list-item>
            </text:list>
          </text:list-item>
          <text:list-item>
            <text:p text:style-name="P69"><text:span text:style-name="T3">Подтверждающий пакет</text:span>:</text:p>
            <text:list>
              <text:list-item>
                <text:p text:style-name="P69"><text:span text:style-name="T3">Документы</text:span>: Реестр Исполнительной Документации за отчетный период, Счет-фактура (или УПД).</text:p>
              </text:list-item>
            </text:list>
          </text:list-item>
          <text:list-item>
            <text:p text:style-name="P69"><text:span text:style-name="T3">Переписка</text:span>:</text:p>
            <text:list>
              <text:list-item>
                <text:p text:style-name="P69"><text:span text:style-name="T3">Документы</text:span>: Сопроводительные письма о передаче КС, Акты сверки.</text:p>
              </text:list-item>
            </text:list>
          </text:list-item>
        </text:list>
        <text:p text:style-name="P30"/>
        <text:h text:style-name="P50" text:outline-level="2">Шаг 7: Сдача объекта и Претензионная работа</text:h>
        <text:p text:style-name="P34">Основание: ГрК РФ Статьи 55, 55.24.</text:p>
        <text:list text:style-name="L31">
          <text:list-item>
            <text:p text:style-name="P70"><text:span text:style-name="T3">Итоговая приемка</text:span>:</text:p>
            <text:list>
              <text:list-item>
                <text:p text:style-name="P70"><text:span text:style-name="T3">Документ</text:span>: <text:span text:style-name="T3">Акт законченного строительством объекта (КС-11)</text:span>.</text:p>
              </text:list-item>
            </text:list>
          </text:list-item>
          <text:list-item>
            <text:p text:style-name="P70"><text:span text:style-name="T3">Проверка ГСН</text:span>:</text:p>
            <text:list>
              <text:list-item>
                <text:p text:style-name="P70"><text:span text:style-name="T3">Документ</text:span>: Заключение о соответствии построенного объекта требованиям ПД и технических регламентов (<text:span text:style-name="T3">ЗОС</text:span>).</text:p>
              </text:list-item>
            </text:list>
          </text:list-item>
          <text:list-item>
            <text:p text:style-name="P70"><text:span text:style-name="T3">Ввод в эксплуатацию</text:span>:</text:p>
            <text:list>
              <text:list-item>
                <text:p text:style-name="P70"><text:span text:style-name="T3">Документ</text:span>: Разрешение на ввод объекта в эксплуатацию.</text:p>
              </text:list-item>
            </text:list>
          </text:list-item>
          <text:list-item>
            <text:p text:style-name="P70"><text:span text:style-name="T3">Юридическая защита (при необходимости)</text:span>:</text:p>
            <text:list>
              <text:list-item>
                <text:p text:style-name="P70"><text:span text:style-name="T3">Документы</text:span>: Досудебная претензия, Исковое заявление, Расчет неустойки.</text:p>
              </text:list-item>
            </text:list>
          </text:list-item>
        </text:list>
        <text:p text:style-name="P30"/>
        <text:h text:style-name="P17" text:outline-level="3">Примечание для реализации в АСД v11.0:</text:h>
        <text:p text:style-name="P21"><text:soft-page-break/>Каждый из этих документов в системе должен иметь статус:</text:p>
        <text:list text:style-name="L32">
          <text:list-item>
            <text:p text:style-name="P71"><text:span text:style-name="T3">Draft</text:span> (Черновик)</text:p>
          </text:list-item>
          <text:list-item>
            <text:p text:style-name="P71"><text:span text:style-name="T3">Verification</text:span> (На проверке у агента)</text:p>
          </text:list-item>
          <text:list-item>
            <text:p text:style-name="P71"><text:span text:style-name="T3">Signed</text:span> (Подписан сторонами)</text:p>
          </text:list-item>
          <text:list-item>
            <text:p text:style-name="P71"><text:span text:style-name="T3">Archived</text:span> (Сдан в архив/заказчику)</text:p>
          </text:list-item>
        </text:list>
        <text:p text:style-name="P18"><text:span text:style-name="T6">Для Mac Studio M4 Max критически важно настроить </text:span><text:span text:style-name="Source_20_Text"><text:span text:style-name="T2">Watcher</text:span></text:span><text:span text:style-name="T6">, который будет следить за заполнением </text:span><text:span text:style-name="T5">ОЖР</text:span><text:span text:style-name="T6"> и автоматически инициировать генерацию </text:span><text:span text:style-name="T5">АОСР</text:span><text:span text:style-name="T6"> (Шаг 5), как только в журнале закрывается запись о виде работ.</text:span></text:p>
        <text:p text:style-name="P21">Нужно ли детально расписать структуру метаданных для какого-то конкретного документа (например, АОСР по Приказу 344/пр)?</text:p>
      </text:section>
      <text:p text:style-name="P15">---</text:p>
      <text:p text:style-name="P15">я тебе дал для примера (в каком виде, насколько подробно должна быть расписана эта процедура) — workflaw.docx.</text:p>
      <text:p text:style-name="P15">---</text:p>
      <text:p text:style-name="P15"><text:span text:style-name="T6">Принято. Опираясь на структуру вашего примера </text:span><text:span text:style-name="Source_20_Text"><text:span text:style-name="T2">workflaw.docx</text:span></text:span><text:span text:style-name="T6"> и нормативную базу (</text:span><text:span text:style-name="T5">СП 48.13330.2019</text:span><text:span text:style-name="T6">, </text:span><text:span text:style-name="T5">Приказ Минстроя №344/пр</text:span><text:span text:style-name="T6">, </text:span><text:span text:style-name="T5">Приказ №1026/пр</text:span><text:span text:style-name="T6">, </text:span><text:span text:style-name="T5">ПП РФ №468</text:span><text:span text:style-name="T6">), я подготовил детализированный пошаговый процесс.</text:span></text:p>
      <text:section text:style-name="Sect1" text:name="model-response-message-contentr_c28566c784479441">
        <text:p text:style-name="P21">Этот документ описывает движение каждого документа и задачи агентов на протяжении всего жизненного цикла объекта.</text:p>
        <text:p text:style-name="P30"/>
        <text:h text:style-name="P49" text:outline-level="1">ПОЛНЫЙ РЕГЛАМЕНТ ДОКУМЕНТООБОРОТА И ПРОЦЕССОВ АСД v11.0</text:h>
        <text:h text:style-name="P50" text:outline-level="2">ЭТАП 1. ТЕНДЕРНЫЙ ЦИКЛ (ПРЕДКОНТРАКТНАЯ ПОДГОТОВКА)</text:h>
        <text:p text:style-name="P34">Цель: Оценка рисков и формирование коммерческого предложения.</text:p>
        <text:list text:style-name="L33">
          <text:list-item>
            <text:p text:style-name="P72">Поиск и первичный отбор (Агент по закупкам)</text:p>
            <text:list>
              <text:list-item>
                <text:p text:style-name="P73"><text:span text:style-name="T3">Действие:</text:span> Ежедневный мониторинг площадок. Проверка НМЦК на соответствие лимиту (не более +60% от опыта КС-11).</text:p>
              </text:list-item>
              <text:list-item>
                <text:p text:style-name="P73"><text:span text:style-name="T3">Документы:</text:span> Тендерное извещение, Описание объекта закупки.</text:p>
              </text:list-item>
            </text:list>
          </text:list-item>
          <text:list-item>
            <text:p text:style-name="P72">Загрузка и структурирование (Агент по закупкам)</text:p>
            <text:list>
              <text:list-item>
                <text:p text:style-name="P74"><text:span text:style-name="T5">Действие:</text:span><text:span text:style-name="T6"> Скачивание архивов ПД, РД, Смет. Создание папки объекта в директории </text:span><text:span text:style-name="Source_20_Text"><text:span text:style-name="T2">ЗАКУПКИ</text:span></text:span><text:span text:style-name="T6">.</text:span></text:p>
              </text:list-item>
              <text:list-item>
                <text:p text:style-name="P73"><text:soft-page-break/><text:span text:style-name="T3">Документы:</text:span> Проектная документация (ПД), Рабочая документация (РД), Проект контракта.</text:p>
              </text:list-item>
            </text:list>
          </text:list-item>
          <text:list-item>
            <text:p text:style-name="P72">Логистический запрос (Агент по логистике)</text:p>
            <text:list>
              <text:list-item>
                <text:p text:style-name="P73"><text:span text:style-name="T3">Действие:</text:span> Формирование запросов на материалы по спецификации ПД. Сбор 3-х КП.</text:p>
              </text:list-item>
              <text:list-item>
                <text:p text:style-name="P73"><text:span text:style-name="T3">Документы:</text:span> Коммерческие предложения (КП), Таблицы сравнения цен.</text:p>
              </text:list-item>
            </text:list>
          </text:list-item>
          <text:list-item>
            <text:p text:style-name="P72">Комплексная экспертиза (РП + Профильные агенты)</text:p>
            <text:list>
              <text:list-item>
                <text:p text:style-name="P74"><text:span text:style-name="T5">Юрист:</text:span><text:span text:style-name="T6"> Проверка проекта контракта на «кабальные условия» (инструмент </text:span><text:span text:style-name="Source_20_Text"><text:span text:style-name="T2">asd_analyze_contract</text:span></text:span><text:span text:style-name="T6">).</text:span></text:p>
              </text:list-item>
              <text:list-item>
                <text:p text:style-name="P74"><text:span text:style-name="T5">ПТО:</text:span><text:span text:style-name="T6"> Анализ ПД на коллизии и соответствие ГОСТ/СП (инструмент </text:span><text:span text:style-name="Source_20_Text"><text:span text:style-name="T2">asd_pd_analysis</text:span></text:span><text:span text:style-name="T6">).</text:span></text:p>
              </text:list-item>
              <text:list-item>
                <text:p text:style-name="P74"><text:span text:style-name="T5">Сметчик:</text:span><text:span text:style-name="T6"> Сверка ВОР с ЛСР на предмет неучтенных объемов (инструмент </text:span><text:span text:style-name="Source_20_Text"><text:span text:style-name="T2">asd_estimate_compare</text:span></text:span><text:span text:style-name="T6">).</text:span></text:p>
              </text:list-item>
              <text:list-item>
                <text:p text:style-name="P73"><text:span text:style-name="T3">Документы:</text:span> Внутренний протокол разногласий, Заключение РП (Положительное/Отрицательное).</text:p>
              </text:list-item>
            </text:list>
          </text:list-item>
        </text:list>
        <text:p text:style-name="P30"/>
        <text:h text:style-name="P50" text:outline-level="2">ЭТАП 2. МОБИЛИЗАЦИЯ И ПОДГОТОВКА (START-UP)</text:h>
        <text:p text:style-name="P34">Цель: Легализация присутствия на объекте.</text:p>
        <text:list text:style-name="L34">
          <text:list-item>
            <text:p text:style-name="P75">Административный запуск (Делопроизводитель)</text:p>
            <text:list>
              <text:list-item>
                <text:p text:style-name="P76"><text:span text:style-name="T3">Действие:</text:span> Регистрация проекта в БД АСД.</text:p>
              </text:list-item>
              <text:list-item>
                <text:p text:style-name="P76"><text:span text:style-name="T3">Документы:</text:span> Приказы о назначении ответственных (Прораб, Сварка, ТБ, ПБ), Уведомление в ГСН о начале работ.</text:p>
              </text:list-item>
            </text:list>
          </text:list-item>
          <text:list-item>
            <text:p text:style-name="P75">Инженерная подготовка (ПТО)</text:p>
            <text:list>
              <text:list-item>
                <text:p text:style-name="P76"><text:span text:style-name="T3">Действие:</text:span> Разработка и утверждение технологических карт.</text:p>
              </text:list-item>
              <text:list-item>
                <text:p text:style-name="P76"><text:span text:style-name="T3">Документы:</text:span> Проект производства работ (ППР), Проект организации строительства (ПОС).</text:p>
              </text:list-item>
            </text:list>
          </text:list-item>
          <text:list-item>
            <text:p text:style-name="P75">Приемка геодезической основы (ПТО + Геодезист)</text:p>
            <text:list>
              <text:list-item>
                <text:p text:style-name="P76"><text:span text:style-name="T3">Действие:</text:span> Выезд на натуру, проверка реперов.</text:p>
              </text:list-item>
              <text:list-item>
                <text:p text:style-name="P76"><text:span text:style-name="T3">Документы:</text:span> Акт разбивки осей объекта, Акт приема-передачи геодезической разбивочной основы.</text:p>
              </text:list-item>
            </text:list>
          </text:list-item>
          <text:list-item>
            <text:p text:style-name="P75">Обустройство площадки (РП)</text:p>
            <text:list>
              <text:list-item>
                <text:p text:style-name="P76"><text:span text:style-name="T3">Документы:</text:span> Акт приема-передачи строительной площадки (согласно СП 48.13330).</text:p>
              </text:list-item>
            </text:list>
          </text:list-item>
        </text:list>
        <text:p text:style-name="P30"/>
        <text:h text:style-name="P50" text:outline-level="2">ЭТАП 3. СНАБЖЕНИЕ И ВХОДНОЙ КОНТРОЛЬ</text:h>
        <text:p text:style-name="P34">Цель: Обеспечение соответствия материалов проекту.</text:p>
        <text:list text:style-name="L35">
          <text:list-item>
            <text:p text:style-name="P77">Заявка на МТР (Прораб / РП)</text:p>
            <text:list>
              <text:list-item>
                <text:p text:style-name="P78"><text:span text:style-name="T3">Действие:</text:span> Формирование потребности на этап.</text:p>
              </text:list-item>
              <text:list-item>
                <text:p text:style-name="P78"><text:soft-page-break/><text:span text:style-name="T3">Документ:</text:span> Внутренняя заявка на ТМЦ.</text:p>
              </text:list-item>
            </text:list>
          </text:list-item>
          <text:list-item>
            <text:p text:style-name="P77">Поставка (Логист)</text:p>
            <text:list>
              <text:list-item>
                <text:p text:style-name="P78"><text:span text:style-name="T3">Документы:</text:span> ТТН, УПД, Счет-фактура.</text:p>
              </text:list-item>
            </text:list>
          </text:list-item>
          <text:list-item>
            <text:p text:style-name="P77">Входной контроль (ПТО + Кладовщик)</text:p>
            <text:list>
              <text:list-item>
                <text:p text:style-name="P78"><text:span text:style-name="T3">Действие:</text:span> Сверка фактических параметров с паспортами (например, марка шпунта Л5-УМ).</text:p>
              </text:list-item>
              <text:list-item>
                <text:p text:style-name="P79"><text:span text:style-name="T5">Документы:</text:span><text:span text:style-name="T6"> </text:span><text:span text:style-name="T5">Акт входного контроля</text:span><text:span text:style-name="T6">, Реестр паспортов и сертификатов (инструмент </text:span><text:span text:style-name="Source_20_Text"><text:span text:style-name="T2">asd_register_document</text:span></text:span><text:span text:style-name="T6">).</text:span></text:p>
              </text:list-item>
            </text:list>
          </text:list-item>
          <text:list-item>
            <text:p text:style-name="P77">Лабораторный контроль (ПТО)</text:p>
            <text:list>
              <text:list-item>
                <text:p text:style-name="P78"><text:span text:style-name="T3">Документы:</text:span> Протоколы испытаний (бетон, сварные швы, уплотнение грунта).</text:p>
              </text:list-item>
            </text:list>
          </text:list-item>
        </text:list>
        <text:p text:style-name="P30"/>
        <text:h text:style-name="P50" text:outline-level="2">ЭТАП 4. ПРОИЗВОДСТВО И ИСПОЛНИТЕЛЬНАЯ ДОКУМЕНТАЦИЯ (ИД)</text:h>
        <text:p text:style-name="P34">Цель: Фиксация факта и качества работ для оплаты.</text:p>
        <text:list text:style-name="L36">
          <text:list-item>
            <text:p text:style-name="P80">Оперативное ведение журналов (Прораб / ПТО)</text:p>
            <text:list>
              <text:list-item>
                <text:p text:style-name="P81"><text:span text:style-name="T3">Действие:</text:span> Ежедневное заполнение событий (согласно Приказу №1026/пр).</text:p>
              </text:list-item>
              <text:list-item>
                <text:p text:style-name="P81"><text:span text:style-name="T3">Документы:</text:span> <text:span text:style-name="T3">Общий журнал работ (ОЖР)</text:span>, Журнал погружения свай/шпунта, Журнал бетонных работ, Суточно-суточный рапорт (ССР).</text:p>
              </text:list-item>
            </text:list>
          </text:list-item>
          <text:list-item>
            <text:p text:style-name="P80">Освидетельствование скрытых работ (ПТО)</text:p>
            <text:list>
              <text:list-item>
                <text:p text:style-name="P81"><text:span text:style-name="T3">Действие:</text:span> Уведомление стройконтроля за 24 часа. Сбор подписей.</text:p>
              </text:list-item>
              <text:list-item>
                <text:p text:style-name="P81"><text:span text:style-name="T3">Документы:</text:span> <text:span text:style-name="T3">Акт освидетельствования скрытых работ (АОСР)</text:span> по форме Приказа №344/пр, Исполнительная геодезическая схема.</text:p>
              </text:list-item>
            </text:list>
          </text:list-item>
          <text:list-item>
            <text:p text:style-name="P80">Приемка конструкций (ПТО)</text:p>
            <text:list>
              <text:list-item>
                <text:p text:style-name="P81"><text:span text:style-name="T3">Документ:</text:span> Акт освидетельствования ответственных конструкций (АООК).</text:p>
              </text:list-item>
            </text:list>
          </text:list-item>
          <text:list-item>
            <text:p text:style-name="P80">Авторский надзор (при наличии)</text:p>
            <text:list>
              <text:list-item>
                <text:p text:style-name="P81"><text:span text:style-name="T3">Документ:</text:span> Запись в Журнале авторского надзора.</text:p>
              </text:list-item>
            </text:list>
          </text:list-item>
        </text:list>
        <text:p text:style-name="P30"/>
        <text:h text:style-name="P50" text:outline-level="2">ЭТАП 5. ЕЖЕМЕСЯЧНОЕ ЗАКРЫТИЕ (COMMERCIAL)</text:h>
        <text:p text:style-name="P34">Цель: Перевод выполненных работ в денежный эквивалент.</text:p>
        <text:list text:style-name="L37">
          <text:list-item>
            <text:p text:style-name="P82">Накопительный учет (Сметчик)</text:p>
            <text:list>
              <text:list-item>
                <text:p text:style-name="P83"><text:span text:style-name="T3">Действие:</text:span> Разнесение объемов из АОСР в накопительную ведомость.</text:p>
              </text:list-item>
              <text:list-item>
                <text:p text:style-name="P83"><text:span text:style-name="T3">Документ:</text:span> Журнал учета выполненных работ (<text:span text:style-name="T3">КС-6а</text:span>).</text:p>
              </text:list-item>
            </text:list>
          </text:list-item>
          <text:list-item>
            <text:p text:style-name="P82">Формирование актов (Сметчик + ПТО)</text:p>
            <text:list>
              <text:list-item>
                <text:p text:style-name="P83"><text:span text:style-name="T3">Действие:</text:span> Выделение объемов за отчетный период.</text:p>
              </text:list-item>
              <text:list-item>
                <text:p text:style-name="P83"><text:span text:style-name="T3">Документы:</text:span> <text:span text:style-name="T3">Акт КС-2</text:span>, Справка <text:span text:style-name="T3">КС-3</text:span>, Реестр передаваемой ИД за месяц.</text:p>
              </text:list-item>
            </text:list>
          </text:list-item>
          <text:list-item>
            <text:p text:style-name="P82">Передача документов (Делопроизводитель)</text:p>
            <text:list>
              <text:list-item>
                <text:p text:style-name="P84"><text:span text:style-name="T5">Действие:</text:span><text:span text:style-name="T6"> Формирование пакета для Заказчика (инструмент </text:span><text:span text:style-name="Source_20_Text"><text:span text:style-name="T2">asd_prepare_shipment</text:span></text:span><text:span text:style-name="T6">).</text:span></text:p>
              </text:list-item>
              <text:list-item>
                <text:p text:style-name="P83"><text:soft-page-break/><text:span text:style-name="T3">Документы:</text:span> Сопроводительное письмо с описью вложения.</text:p>
              </text:list-item>
            </text:list>
          </text:list-item>
          <text:list-item>
            <text:p text:style-name="P82">Работа с отклонениями (Юрист + Сметчик)</text:p>
            <text:list>
              <text:list-item>
                <text:p text:style-name="P83"><text:span text:style-name="T3">Действие:</text:span> Если объемы превышают смету или изменились проектные решения.</text:p>
              </text:list-item>
              <text:list-item>
                <text:p text:style-name="P83"><text:span text:style-name="T3">Документы:</text:span> Письмо о необходимости доп. работ, Дополнительное соглашение, Локальный сметный расчет на допы.</text:p>
              </text:list-item>
            </text:list>
          </text:list-item>
        </text:list>
        <text:p text:style-name="P30"/>
        <text:h text:style-name="P50" text:outline-level="2">ЭТАП 6. ЗАВЕРШЕНИЕ, ВВОД И ПРЕТЕНЗИИ</text:h>
        <text:p text:style-name="P34">Цель: Окончательный расчет и сдача объекта государству.</text:p>
        <text:list text:style-name="L38">
          <text:list-item>
            <text:p text:style-name="P85">Итоговая проверка ИД (ПТО)</text:p>
            <text:list>
              <text:list-item>
                <text:p text:style-name="P86"><text:span text:style-name="T5">Действие:</text:span><text:span text:style-name="T6"> Проверка полноты архива (инструмент </text:span><text:span text:style-name="Source_20_Text"><text:span text:style-name="T2">asd_id_completeness</text:span></text:span><text:span text:style-name="T6">).</text:span></text:p>
              </text:list-item>
              <text:list-item>
                <text:p text:style-name="P87"><text:span text:style-name="T3">Документ:</text:span> Итоговый реестр Исполнительной Документации.</text:p>
              </text:list-item>
            </text:list>
          </text:list-item>
          <text:list-item>
            <text:p text:style-name="P85">Сдача-приемка объекта (РП)</text:p>
            <text:list>
              <text:list-item>
                <text:p text:style-name="P87"><text:span text:style-name="T3">Документ:</text:span> <text:span text:style-name="T3">Акт КС-11</text:span> (Акт приемки законченного строительством объекта).</text:p>
              </text:list-item>
            </text:list>
          </text:list-item>
          <text:list-item>
            <text:p text:style-name="P85">Получение ЗОС и Ввода (Юрист / РП)</text:p>
            <text:list>
              <text:list-item>
                <text:p text:style-name="P87"><text:span text:style-name="T3">Документы:</text:span> Заключение о соответствии (ЗОС), Разрешение на ввод в эксплуатацию.</text:p>
              </text:list-item>
            </text:list>
          </text:list-item>
          <text:list-item>
            <text:p text:style-name="P85">Взыскание задолженности (Юрист)</text:p>
            <text:list>
              <text:list-item>
                <text:p text:style-name="P87"><text:span text:style-name="T3">Действие:</text:span> Если оплата по КС-3 не поступила в срок.</text:p>
              </text:list-item>
              <text:list-item>
                <text:p text:style-name="P86"><text:span text:style-name="T5">Документы:</text:span><text:span text:style-name="T6"> Досудебная претензия, Исковое заявление в Арбитражный суд (инструмент </text:span><text:span text:style-name="Source_20_Text"><text:span text:style-name="T2">asd_generate_lawsuit</text:span></text:span><text:span text:style-name="T6">).</text:span></text:p>
              </text:list-item>
            </text:list>
          </text:list-item>
        </text:list>
        <text:p text:style-name="P30"/>
        <text:h text:style-name="P17" text:outline-level="3">Архитектурная логика для Mac Studio:</text:h>
        <text:p text:style-name="P46">Система АСД на каждом шаге выполняет роль <text:span text:style-name="T3">«Контролера конвейера»</text:span>:</text:p>
        <text:list text:style-name="L39">
          <text:list-item>
            <text:p text:style-name="P88"><text:span text:style-name="T3">Связь этапов 4 и 5:</text:span> Нельзя создать КС-2, если в базе нет подписанного АОСР на этот объем.</text:p>
          </text:list-item>
          <text:list-item>
            <text:p text:style-name="P88"><text:span text:style-name="T3">Связь этапов 3 и 4:</text:span> Нельзя создать АОСР, если в акте входного контроля на арматуру указана марка, не соответствующая спецификации в ПД.</text:p>
          </text:list-item>
          <text:list-item>
            <text:p text:style-name="P88"><text:span text:style-name="T3">Юридический триггер:</text:span> Если дата в ОЖР (факт) сильно отстает от графика (План), Юрист автоматически получает черновик письма-уведомления Заказчику о причинах задержки (например, погодные условия или непредоставление фронта работ), чтобы избежать штрафов.</text:p>
          </text:list-item>
        </text:list>
        <text:p text:style-name="P21">Этот Workflow является техническим заданием для логики ваших агентов в АСД v11.0. Можно ли переходить к детализации конкретных экранных форм или структуры базы данных под эти документы?</text:p>
      </text:section>
      <text:p text:style-name="P15">---</text:p>
      <text:p text:style-name="P15">да, можно.<text:line-break/>---</text:p>
      <text:p text:style-name="P15"><text:soft-page-break/><text:span text:style-name="T6">Понял задачу. Ниже представлен максимально детализированный, пошаговый </text:span><text:span text:style-name="T5">Workflow (процесс)</text:span><text:span text:style-name="T6">, разработанный в стиле вашего примера </text:span><text:span text:style-name="Source_20_Text"><text:span text:style-name="T2">workflaw.docx</text:span></text:span><text:span text:style-name="T6">, но расширенный на весь жизненный цикл объекта.</text:span></text:p>
      <text:section text:style-name="Sect1" text:name="model-response-message-contentr_e44e929613e015ef">
        <text:p text:style-name="P46">Процесс учитывает связку между документами, требования <text:span text:style-name="T3">СП 48.13330.2019</text:span>, <text:span text:style-name="T3">Приказа Минстроя №344/пр</text:span> и <text:span text:style-name="T4">№</text:span><text:span text:style-name="T3">1026/пр</text:span>, а также распределение задач между вашими ИИ-агентами в системе АСД v11.0.</text:p>
        <text:p text:style-name="P30"/>
        <text:h text:style-name="P49" text:outline-level="1">ДЕТАЛИЗИРОВАННЫЙ WORKFLOW: ЖИЗНЕННЫЙ ЦИКЛ ОБЪЕКТА (ASD v11.0)</text:h>
        <text:h text:style-name="P50" text:outline-level="2">ЭТАП 1. ПРЕДКОНТРАКТНЫЙ АНАЛИЗ (ТЕНДЕР)</text:h>
        <text:p text:style-name="P34">Статус: Генеральный подрядчик. Цель — выявление скрытых рисков до подписания.</text:p>
        <text:list text:style-name="L40">
          <text:list-item>
            <text:p text:style-name="P89"><text:span text:style-name="T3">Поиск и фильтрация (Агент по закупкам)</text:span>:</text:p>
            <text:list>
              <text:list-item>
                <text:p text:style-name="P89"><text:span text:style-name="T3">Действие</text:span>: Мониторинг площадок (СБЕР, Госзакупки). Проверка лимита НМЦК (не более +60% от опыта КС-11).</text:p>
              </text:list-item>
              <text:list-item>
                <text:p text:style-name="P89"><text:span text:style-name="T3">Документ</text:span>: Извещение о закупке.</text:p>
              </text:list-item>
            </text:list>
          </text:list-item>
          <text:list-item>
            <text:p text:style-name="P89"><text:span text:style-name="T3">Сбор и классификация (Агент по закупкам)</text:span>:</text:p>
            <text:list>
              <text:list-item>
                <text:p text:style-name="P90"><text:span text:style-name="T5">Действие</text:span><text:span text:style-name="T6">: Создание папки объекта в директории </text:span><text:span text:style-name="Source_20_Text"><text:span text:style-name="T2">ЗАКУПКИ</text:span></text:span><text:span text:style-name="T6">, скачивание и распаковка всех томов ПД и ЛСР.</text:span></text:p>
              </text:list-item>
              <text:list-item>
                <text:p text:style-name="P89"><text:span text:style-name="T3">Документы</text:span>: Проектная документация (ПД), Рабочая документация (РД), Локальные сметные расчеты (ЛСР), Проект контракта.</text:p>
              </text:list-item>
            </text:list>
          </text:list-item>
          <text:list-item>
            <text:p text:style-name="P89"><text:span text:style-name="T3">Логистический просчет (Агент по логистике)</text:span>:</text:p>
            <text:list>
              <text:list-item>
                <text:p text:style-name="P89"><text:span text:style-name="T3">Действие</text:span>: Сбор КП на ключевые позиции (шпунт, металл, инертные). Оценка стоимости доставки.</text:p>
              </text:list-item>
              <text:list-item>
                <text:p text:style-name="P89"><text:span text:style-name="T3">Документы</text:span>: Коммерческие предложения (КП), Сводная таблица цен материалов.</text:p>
              </text:list-item>
            </text:list>
          </text:list-item>
          <text:list-item>
            <text:p text:style-name="P89"><text:span text:style-name="T3">Комплексная экспертиза (Профильные агенты)</text:span>:</text:p>
            <text:list>
              <text:list-item>
                <text:p text:style-name="P90"><text:span text:style-name="T5">Юрист</text:span><text:span text:style-name="T6">: Поиск ловушек в контракте (инструмент </text:span><text:span text:style-name="Source_20_Text"><text:span text:style-name="T2">asd_analyze_contract</text:span></text:span><text:span text:style-name="T6">).</text:span></text:p>
              </text:list-item>
              <text:list-item>
                <text:p text:style-name="P90"><text:span text:style-name="T5">ПТО</text:span><text:span text:style-name="T6">: Анализ ПД на коллизии и ошибки проектирования (</text:span><text:span text:style-name="Source_20_Text"><text:span text:style-name="T2">asd_pd_analysis</text:span></text:span><text:span text:style-name="T6">).</text:span></text:p>
              </text:list-item>
              <text:list-item>
                <text:p text:style-name="P90"><text:span text:style-name="T5">Сметчик</text:span><text:span text:style-name="T6">: Поиск неучтенных объемов и ошибок в расценках (</text:span><text:span text:style-name="Source_20_Text"><text:span text:style-name="T2">asd_estimate_compare</text:span></text:span><text:span text:style-name="T6">).</text:span></text:p>
              </text:list-item>
              <text:list-item>
                <text:p text:style-name="P89"><text:span text:style-name="T3">Документ</text:span>: <text:span text:style-name="T3">Заключение РП (Положительное/Отрицательное)</text:span> — передается на верификацию Заместителю директора.</text:p>
              </text:list-item>
            </text:list>
          </text:list-item>
        </text:list>
        <text:p text:style-name="P30"/>
        <text:h text:style-name="P50" text:outline-level="2"><text:soft-page-break/>ЭТАП 2. МОБИЛИЗАЦИЯ И ВЫХОД НА ПЛОЩАДКУ</text:h>
        <text:p text:style-name="P34">Статус: Победитель тендера. Цель — легализация начала работ.</text:p>
        <text:list text:style-name="L41">
          <text:list-item>
            <text:p text:style-name="P91"><text:span text:style-name="T3">Административный старт (Делопроизводитель)</text:span>:</text:p>
            <text:list>
              <text:list-item>
                <text:p text:style-name="P91"><text:span text:style-name="T3">Действие</text:span>: Регистрация проекта в базе АСД.</text:p>
              </text:list-item>
              <text:list-item>
                <text:p text:style-name="P91"><text:span text:style-name="T3">Документы</text:span>: <text:span text:style-name="T3">Приказы о назначении ответственных</text:span> (Прораб, Сварка, ТБ, ПБ, Геодезия).</text:p>
              </text:list-item>
            </text:list>
          </text:list-item>
          <text:list-item>
            <text:p text:style-name="P91"><text:span text:style-name="T3">Приемка базы (РП + Геодезист)</text:span>:</text:p>
            <text:list>
              <text:list-item>
                <text:p text:style-name="P91"><text:span text:style-name="T3">Действие</text:span>: Выезд на натуру, проверка ГРО (геодезической разбивочной основы).</text:p>
              </text:list-item>
              <text:list-item>
                <text:p text:style-name="P91"><text:span text:style-name="T3">Документы</text:span>: <text:span text:style-name="T3">Акт приема-передачи строительной площадки</text:span>, <text:span text:style-name="T3">Акт разбивки осей объекта</text:span>.</text:p>
              </text:list-item>
            </text:list>
          </text:list-item>
          <text:list-item>
            <text:p text:style-name="P91"><text:span text:style-name="T3">Технологический регламент (ПТО)</text:span>:</text:p>
            <text:list>
              <text:list-item>
                <text:p text:style-name="P91"><text:span text:style-name="T3">Действие</text:span>: Разработка ППР на основе ПД.</text:p>
              </text:list-item>
              <text:list-item>
                <text:p text:style-name="P91"><text:span text:style-name="T3">Документы</text:span>: <text:span text:style-name="T3">Проект производства работ (ППР)</text:span>, Технологические карты.</text:p>
              </text:list-item>
            </text:list>
          </text:list-item>
          <text:list-item>
            <text:p text:style-name="P91"><text:span text:style-name="T3">Уведомление власти</text:span>:</text:p>
            <text:list>
              <text:list-item>
                <text:p text:style-name="P91"><text:span text:style-name="T3">Документ</text:span>: Извещение о начале строительства (в орган Госстройнадзора).</text:p>
              </text:list-item>
            </text:list>
          </text:list-item>
        </text:list>
        <text:p text:style-name="P30"/>
        <text:h text:style-name="P50" text:outline-level="2">ЭТАП 3. СНАБЖЕНИЕ И ВХОДНОЙ КОНТРОЛЬ</text:h>
        <text:p text:style-name="P34">Статус: Строительство. Цель — подтверждение качества материалов для будущей ИД.</text:p>
        <text:list text:style-name="L42">
          <text:list-item>
            <text:p text:style-name="P92"><text:span text:style-name="T3">Оперативная заявка (Прораб / РП)</text:span>:</text:p>
            <text:list>
              <text:list-item>
                <text:p text:style-name="P92"><text:span text:style-name="T3">Действие</text:span>: Формирование потребности в материалах на конкретный этап.</text:p>
              </text:list-item>
              <text:list-item>
                <text:p text:style-name="P92"><text:span text:style-name="T3">Документ</text:span>: Внутренняя заявка на ТМЦ.</text:p>
              </text:list-item>
            </text:list>
          </text:list-item>
          <text:list-item>
            <text:p text:style-name="P92"><text:span text:style-name="T3">Поставка и приемка (Логист + Кладовщик)</text:span>:</text:p>
            <text:list>
              <text:list-item>
                <text:p text:style-name="P92"><text:span text:style-name="T3">Документы</text:span>: Транспортная накладная (ТТН), Универсальный передаточный документ (УПД).</text:p>
              </text:list-item>
            </text:list>
          </text:list-item>
          <text:list-item>
            <text:p text:style-name="P92"><text:span text:style-name="T3">Входной контроль (ПТО)</text:span>:</text:p>
            <text:list>
              <text:list-item>
                <text:p text:style-name="P92"><text:span text:style-name="T3">Действие</text:span>: Проверка соответствия (например, сертификат на шпунт Л5-УМ должен соответствовать ГОСТ и чертежу).</text:p>
              </text:list-item>
              <text:list-item>
                <text:p text:style-name="P93"><text:span text:style-name="T5">Документ</text:span><text:span text:style-name="T6">: </text:span><text:span text:style-name="T5">Акт входного контроля</text:span><text:span text:style-name="T6">, Реестр паспортов и сертификатов (загружается в </text:span><text:span text:style-name="Source_20_Text"><text:span text:style-name="T2">asd_register_document</text:span></text:span><text:span text:style-name="T6">).</text:span></text:p>
              </text:list-item>
            </text:list>
          </text:list-item>
          <text:list-item>
            <text:p text:style-name="P92"><text:span text:style-name="T3">Лабораторный контроль (ПТО)</text:span>:</text:p>
            <text:list>
              <text:list-item>
                <text:p text:style-name="P92"><text:span text:style-name="T3">Документы</text:span>: Протоколы испытаний материалов (бетон, сварные швы, песок).</text:p>
              </text:list-item>
            </text:list>
          </text:list-item>
        </text:list>
        <text:p text:style-name="P30"/>
        <text:h text:style-name="P50" text:outline-level="2">ЭТАП 4. ПРОИЗВОДСТВО И ИСПОЛНИТЕЛЬНАЯ ДОКУМЕНТАЦИЯ (ИД)</text:h>
        <text:p text:style-name="P34">Статус: Строительство. Цель — фиксация факта работ.</text:p>
        <text:list text:style-name="L43">
          <text:list-item>
            <text:p text:style-name="P94"><text:soft-page-break/><text:span text:style-name="T3">Ведение журналов (Прораб / ПТО)</text:span>:</text:p>
            <text:list>
              <text:list-item>
                <text:p text:style-name="P94"><text:span text:style-name="T3">Действие</text:span>: Ежедневная запись событий (Приказ №1026/пр).</text:p>
              </text:list-item>
              <text:list-item>
                <text:p text:style-name="P94"><text:span text:style-name="T3">Документы</text:span>: <text:span text:style-name="T3">Общий журнал работ (ОЖР)</text:span>, Специальные журналы (Бетонные работы, Погружение шпунта).</text:p>
              </text:list-item>
            </text:list>
          </text:list-item>
          <text:list-item>
            <text:p text:style-name="P94"><text:span text:style-name="T3">Освидетельствование скрытых работ (ПТО)</text:span>:</text:p>
            <text:list>
              <text:list-item>
                <text:p text:style-name="P94"><text:span text:style-name="T3">Действие</text:span>: Уведомление Заказчика и Стройконтроля. Сбор подписей.</text:p>
              </text:list-item>
              <text:list-item>
                <text:p text:style-name="P94"><text:span text:style-name="T3">Документы</text:span>: <text:span text:style-name="T3">Акт освидетельствования скрытых работ (АОСР)</text:span> (по Приказу №344/пр), <text:span text:style-name="T3">Исполнительная геодезическая схема</text:span>.</text:p>
              </text:list-item>
              <text:list-item>
                <text:p text:style-name="P95"><text:span text:style-name="T5">Инструмент АСД</text:span><text:span text:style-name="T6">: </text:span><text:span text:style-name="Source_20_Text"><text:span text:style-name="T2">asd_generate_act</text:span></text:span><text:span text:style-name="T6"> — автоматически собирает АОСР на основе данных ОЖР и сертификатов из Шага 3.</text:span></text:p>
              </text:list-item>
            </text:list>
          </text:list-item>
          <text:list-item>
            <text:p text:style-name="P94"><text:span text:style-name="T3">Сдача конструкций (ПТО)</text:span>:</text:p>
            <text:list>
              <text:list-item>
                <text:p text:style-name="P94"><text:span text:style-name="T3">Документ</text:span>: Акт освидетельствования ответственных конструкций (АООК).</text:p>
              </text:list-item>
            </text:list>
          </text:list-item>
        </text:list>
        <text:p text:style-name="P30"/>
        <text:h text:style-name="P50" text:outline-level="2">ЭТАП 5. ЕЖЕМЕСЯЧНОЕ ЗАКРЫТИЕ И ОПЛАТА</text:h>
        <text:p text:style-name="P34">Статус: Оплата. Цель — перевод бумаги в деньги.</text:p>
        <text:list text:style-name="L44">
          <text:list-item>
            <text:p text:style-name="P96"><text:span text:style-name="T3">Накопительный учет (Сметчик)</text:span>:</text:p>
            <text:list>
              <text:list-item>
                <text:p text:style-name="P96"><text:span text:style-name="T3">Действие</text:span>: Разнесение объемов из АОСР в накопительную ведомость.</text:p>
              </text:list-item>
              <text:list-item>
                <text:p text:style-name="P96"><text:span text:style-name="T3">Документ</text:span>: Журнал учета выполненных работ (<text:span text:style-name="T3">КС-6а</text:span>).</text:p>
              </text:list-item>
            </text:list>
          </text:list-item>
          <text:list-item>
            <text:p text:style-name="P96"><text:span text:style-name="T3">Формирование пакета на оплату (Сметчик + ПТО)</text:span>:</text:p>
            <text:list>
              <text:list-item>
                <text:p text:style-name="P96"><text:span text:style-name="T3">Документы</text:span>: <text:span text:style-name="T3">Акт КС-2</text:span>, Справка <text:span text:style-name="T3">КС-3</text:span>, Сводный реестр Исполнительной Документации за месяц.</text:p>
              </text:list-item>
              <text:list-item>
                <text:p text:style-name="P97"><text:span text:style-name="T5">Инструмент АСД</text:span><text:span text:style-name="T6">: </text:span><text:span text:style-name="Source_20_Text"><text:span text:style-name="T2">asd_estimate_compare</text:span></text:span><text:span text:style-name="T6"> — сверяет фактические АОСР с позициями сметы, чтобы не закрыть лишнего.</text:span></text:p>
              </text:list-item>
            </text:list>
          </text:list-item>
          <text:list-item>
            <text:p text:style-name="P96"><text:span text:style-name="T3">Передача документов (Делопроизводитель)</text:span>:</text:p>
            <text:list>
              <text:list-item>
                <text:p text:style-name="P97"><text:span text:style-name="T5">Документ</text:span><text:span text:style-name="T6">: Сопроводительное письмо с описью (инструмент </text:span><text:span text:style-name="Source_20_Text"><text:span text:style-name="T2">asd_prepare_shipment</text:span></text:span><text:span text:style-name="T6">).</text:span></text:p>
              </text:list-item>
            </text:list>
          </text:list-item>
        </text:list>
        <text:p text:style-name="P30"/>
        <text:h text:style-name="P50" text:outline-level="2">ЭТАП 6. УПРАВЛЕНИЕ ИЗМЕНЕНИЯМИ (ПРИ НЕОБХОДИМОСТИ)</text:h>
        <text:p text:style-name="P34">Статус: Строительство. Цель — легализация доп. работ.</text:p>
        <text:list text:style-name="L45">
          <text:list-item>
            <text:p text:style-name="P98"><text:span text:style-name="T3">Фиксация отклонения (ПТО)</text:span>:</text:p>
            <text:list>
              <text:list-item>
                <text:p text:style-name="P98"><text:span text:style-name="T3">Документ</text:span>: Акт комиссионного осмотра / Ведомость дефектов.</text:p>
              </text:list-item>
            </text:list>
          </text:list-item>
          <text:list-item>
            <text:p text:style-name="P98"><text:span text:style-name="T3">Обоснование стоимости (Сметчик)</text:span>:</text:p>
            <text:list>
              <text:list-item>
                <text:p text:style-name="P98"><text:span text:style-name="T3">Документ</text:span>: Локальный сметный расчет (ЛСР) на доп. работы.</text:p>
              </text:list-item>
            </text:list>
          </text:list-item>
          <text:list-item>
            <text:p text:style-name="P98"><text:span text:style-name="T3">Юридическое закрепление (Юрист)</text:span>:</text:p>
            <text:list>
              <text:list-item>
                <text:p text:style-name="P98"><text:span text:style-name="T3">Документ</text:span>: Дополнительное соглашение к контракту.</text:p>
              </text:list-item>
            </text:list>
          </text:list-item>
        </text:list>
        <text:p text:style-name="P30"/>
        <text:h text:style-name="P50" text:outline-level="2">ЭТАП 7. ЗАВЕРШЕНИЕ И ВВОД</text:h>
        <text:p text:style-name="P34"><text:soft-page-break/>Статус: Финал. Цель — окончательный расчет и снятие ответственности.</text:p>
        <text:list text:style-name="L46">
          <text:list-item>
            <text:p text:style-name="P99"><text:span text:style-name="T3">Финальная проверка (ПТО)</text:span>:</text:p>
            <text:list>
              <text:list-item>
                <text:p text:style-name="P100"><text:span text:style-name="T5">Инструмент АСД</text:span><text:span text:style-name="T6">: </text:span><text:span text:style-name="Source_20_Text"><text:span text:style-name="T2">asd_id_completeness</text:span></text:span><text:span text:style-name="T6"> — проверка наличия всех АОСР по проекту.</text:span></text:p>
              </text:list-item>
            </text:list>
          </text:list-item>
          <text:list-item>
            <text:p text:style-name="P99"><text:span text:style-name="T3">Приемка объекта (РП)</text:span>:</text:p>
            <text:list>
              <text:list-item>
                <text:p text:style-name="P99"><text:span text:style-name="T3">Документ</text:span>: <text:span text:style-name="T3">Акт КС-11</text:span> (Акт приемки законченного строительством объекта).</text:p>
              </text:list-item>
            </text:list>
          </text:list-item>
          <text:list-item>
            <text:p text:style-name="P99"><text:span text:style-name="T3">Государственный ввод</text:span>:</text:p>
            <text:list>
              <text:list-item>
                <text:p text:style-name="P99"><text:span text:style-name="T3">Документы</text:span>: Заключение о соответствии (ЗОС), Разрешение на ввод в эксплуатацию.</text:p>
              </text:list-item>
            </text:list>
          </text:list-item>
          <text:list-item>
            <text:p text:style-name="P99"><text:span text:style-name="T3">Юридическое закрытие (Юрист)</text:span>:</text:p>
            <text:list>
              <text:list-item>
                <text:p text:style-name="P99"><text:span text:style-name="T3">Действие</text:span>: Если оплата не поступила — автоматическая генерация претензии.</text:p>
              </text:list-item>
              <text:list-item>
                <text:p text:style-name="P100"><text:span text:style-name="T5">Документы</text:span><text:span text:style-name="T6">: Досудебная претензия, Исковое заявление (</text:span><text:span text:style-name="Source_20_Text"><text:span text:style-name="T2">asd_generate_lawsuit</text:span></text:span><text:span text:style-name="T6">).</text:span></text:p>
              </text:list-item>
            </text:list>
          </text:list-item>
        </text:list>
        <text:p text:style-name="P30"/>
        <text:h text:style-name="P17" text:outline-level="3">Резюме:</text:h>
        <text:p text:style-name="P18"><text:span text:style-name="T6">Этот Workflow объединяет ваши текущие задачи в </text:span><text:span text:style-name="Source_20_Text"><text:span text:style-name="T2">workflaw.docx</text:span></text:span><text:span text:style-name="T6"> с полным циклом стройки. Теперь каждый шаг подкреплен конкретным инструментом MCP, который вы планируете использовать на Mac Studio.</text:span></text:p>
        <text:p text:style-name="P46">Нужно ли нам теперь детально прописать <text:span text:style-name="T3">структуру данных</text:span> (поля в БД) для какого-то конкретного шага, например, для автоматической генерации АОСР на этапе 4?</text:p>
      </text:section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7T14:05:28.528347709</meta:creation-date>
    <dc:date>2026-04-17T14:17:02.640550821</dc:date>
    <meta:editing-duration>PT1M10S</meta:editing-duration>
    <meta:editing-cycles>1</meta:editing-cycles>
    <meta:document-statistic meta:table-count="4" meta:image-count="0" meta:object-count="0" meta:page-count="23" meta:paragraph-count="530" meta:word-count="4616" meta:character-count="34711" meta:non-whitespace-character-count="30910"/>
    <meta:generator>LibreOffice/25.8.6.2$Linux_X86_64 LibreOffice_project/a46b460d1686bb49c718d2ef5f88b83ff2dc4981</meta:generator>
  </office:meta>
</office:document-meta>
</file>